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Noto Sans" svg:font-family="'Noto Sans'" style:font-adornments="Ital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d2b8f" officeooo:paragraph-rsid="002d2b8f"/>
    </style:style>
    <style:style style:name="P2" style:family="paragraph" style:parent-style-name="Standard">
      <style:text-properties officeooo:rsid="003d141a" officeooo:paragraph-rsid="00426898"/>
    </style:style>
    <style:style style:name="P3" style:family="paragraph" style:parent-style-name="Standard">
      <style:text-properties officeooo:rsid="00463344" officeooo:paragraph-rsid="00463344"/>
    </style:style>
    <style:style style:name="P4" style:family="paragraph" style:parent-style-name="Standard">
      <style:text-properties officeooo:rsid="00463344" officeooo:paragraph-rsid="03b7bbc6"/>
    </style:style>
    <style:style style:name="P5" style:family="paragraph" style:parent-style-name="Standard">
      <style:text-properties officeooo:rsid="00519ae3" officeooo:paragraph-rsid="00519ae3"/>
    </style:style>
    <style:style style:name="P6" style:family="paragraph" style:parent-style-name="Standard">
      <style:text-properties officeooo:rsid="00519ae3" officeooo:paragraph-rsid="03b7bbc6"/>
    </style:style>
    <style:style style:name="P7" style:family="paragraph" style:parent-style-name="Standard">
      <style:text-properties officeooo:rsid="0052b846" officeooo:paragraph-rsid="0052b846"/>
    </style:style>
    <style:style style:name="P8" style:family="paragraph" style:parent-style-name="Standard">
      <style:text-properties officeooo:rsid="0052b846" officeooo:paragraph-rsid="03b7bbc6"/>
    </style:style>
    <style:style style:name="P9" style:family="paragraph" style:parent-style-name="Standard">
      <style:text-properties officeooo:rsid="00542ade" officeooo:paragraph-rsid="00542ade"/>
    </style:style>
    <style:style style:name="P10" style:family="paragraph" style:parent-style-name="Standard">
      <style:text-properties officeooo:rsid="00542ade" officeooo:paragraph-rsid="005aee38"/>
    </style:style>
    <style:style style:name="P11" style:family="paragraph" style:parent-style-name="Standard">
      <style:text-properties officeooo:rsid="005cc6ba" officeooo:paragraph-rsid="005cc6ba"/>
    </style:style>
    <style:style style:name="P12" style:family="paragraph" style:parent-style-name="Standard">
      <style:text-properties officeooo:rsid="005cc6ba" officeooo:paragraph-rsid="0095552e"/>
    </style:style>
    <style:style style:name="P13" style:family="paragraph" style:parent-style-name="Standard">
      <style:text-properties officeooo:rsid="00696f10" officeooo:paragraph-rsid="00696f10"/>
    </style:style>
    <style:style style:name="P14" style:family="paragraph" style:parent-style-name="Standard">
      <style:text-properties officeooo:rsid="0097ffc5" officeooo:paragraph-rsid="0097ffc5"/>
    </style:style>
    <style:style style:name="P15" style:family="paragraph" style:parent-style-name="Standard">
      <style:text-properties officeooo:rsid="0055f0a0" officeooo:paragraph-rsid="005aee38"/>
    </style:style>
    <style:style style:name="P16" style:family="paragraph" style:parent-style-name="Standard">
      <style:text-properties officeooo:rsid="00e684fb" officeooo:paragraph-rsid="00e6b730"/>
    </style:style>
    <style:style style:name="P17" style:family="paragraph" style:parent-style-name="Standard">
      <style:text-properties officeooo:rsid="0005ca48" officeooo:paragraph-rsid="03a40951"/>
    </style:style>
    <style:style style:name="P18" style:family="paragraph" style:parent-style-name="Standard">
      <style:text-properties officeooo:rsid="0026230a" officeooo:paragraph-rsid="00292c32"/>
    </style:style>
    <style:style style:name="P19" style:family="paragraph" style:parent-style-name="Standard">
      <style:text-properties officeooo:rsid="03a89141" officeooo:paragraph-rsid="03ae287a"/>
    </style:style>
    <style:style style:name="P20" style:family="paragraph" style:parent-style-name="Standard">
      <style:text-properties officeooo:rsid="006d3ea3" officeooo:paragraph-rsid="006d3ea3"/>
    </style:style>
    <style:style style:name="P21" style:family="paragraph" style:parent-style-name="Standard">
      <style:text-properties officeooo:rsid="03aca457" officeooo:paragraph-rsid="03aca457"/>
    </style:style>
    <style:style style:name="P22" style:family="paragraph" style:parent-style-name="Standard">
      <style:text-properties officeooo:rsid="03af0c32" officeooo:paragraph-rsid="03af0c32"/>
    </style:style>
    <style:style style:name="P23" style:family="paragraph" style:parent-style-name="Standard">
      <style:text-properties officeooo:rsid="007ac012" officeooo:paragraph-rsid="03b7bbc6"/>
    </style:style>
    <style:style style:name="P24" style:family="paragraph" style:parent-style-name="Standard">
      <style:text-properties officeooo:rsid="00441106" officeooo:paragraph-rsid="00441106"/>
    </style:style>
    <style:style style:name="P25" style:family="paragraph" style:parent-style-name="Standard">
      <style:text-properties officeooo:rsid="03b8705b" officeooo:paragraph-rsid="03b8705b"/>
    </style:style>
    <style:style style:name="P26" style:family="paragraph" style:parent-style-name="Standard">
      <style:text-properties officeooo:rsid="03ba27c6" officeooo:paragraph-rsid="03ba27c6"/>
    </style:style>
    <style:style style:name="P27" style:family="paragraph" style:parent-style-name="Standard">
      <style:text-properties officeooo:rsid="03a93f3f" officeooo:paragraph-rsid="03ae287a"/>
    </style:style>
    <style:style style:name="P28" style:family="paragraph" style:parent-style-name="Standard">
      <style:text-properties officeooo:rsid="03a93f3f" officeooo:paragraph-rsid="002d2b8f"/>
    </style:style>
    <style:style style:name="P29" style:family="paragraph" style:parent-style-name="Standard">
      <style:text-properties officeooo:rsid="03aab302" officeooo:paragraph-rsid="00292c32"/>
    </style:style>
    <style:style style:name="P30" style:family="paragraph" style:parent-style-name="Text_20_body">
      <style:text-properties officeooo:rsid="009e3d68" officeooo:paragraph-rsid="009e3d68"/>
    </style:style>
    <style:style style:name="P31" style:family="paragraph" style:parent-style-name="Text_20_body">
      <style:text-properties officeooo:rsid="009e3d68" officeooo:paragraph-rsid="00a00c92"/>
    </style:style>
    <style:style style:name="P32" style:family="paragraph" style:parent-style-name="Text_20_body">
      <style:text-properties officeooo:rsid="00a573d9" officeooo:paragraph-rsid="00a573d9"/>
    </style:style>
    <style:style style:name="P33" style:family="paragraph" style:parent-style-name="Text_20_body">
      <style:text-properties officeooo:rsid="00e9f554" officeooo:paragraph-rsid="00e9f554"/>
    </style:style>
    <style:style style:name="P34" style:family="paragraph" style:parent-style-name="Text_20_body">
      <style:text-properties officeooo:rsid="00e9f554" officeooo:paragraph-rsid="00ed665f"/>
    </style:style>
    <style:style style:name="P35" style:family="paragraph" style:parent-style-name="Text_20_body">
      <style:text-properties officeooo:rsid="00e9f554" officeooo:paragraph-rsid="01087750"/>
    </style:style>
    <style:style style:name="P36" style:family="paragraph" style:parent-style-name="Text_20_body">
      <style:text-properties officeooo:rsid="00a4aefb" officeooo:paragraph-rsid="00a573d9"/>
    </style:style>
    <style:style style:name="P37" style:family="paragraph" style:parent-style-name="Text_20_body">
      <style:text-properties officeooo:rsid="00f49e7b" officeooo:paragraph-rsid="00f49e7b"/>
    </style:style>
    <style:style style:name="P38" style:family="paragraph" style:parent-style-name="Text_20_body">
      <style:text-properties officeooo:rsid="00a5e7ac" officeooo:paragraph-rsid="00f74edd"/>
    </style:style>
    <style:style style:name="P39" style:family="paragraph" style:parent-style-name="Text_20_body">
      <style:text-properties officeooo:rsid="010a297d" officeooo:paragraph-rsid="011ca2c1"/>
    </style:style>
    <style:style style:name="P40" style:family="paragraph" style:parent-style-name="Text_20_body">
      <style:text-properties officeooo:rsid="0114d5e3" officeooo:paragraph-rsid="012bdf35"/>
    </style:style>
    <style:style style:name="P41" style:family="paragraph" style:parent-style-name="Text_20_body">
      <style:text-properties officeooo:rsid="012f9fb3" officeooo:paragraph-rsid="012f9fb3"/>
    </style:style>
    <style:style style:name="P42" style:family="paragraph" style:parent-style-name="Text_20_body">
      <style:text-properties officeooo:rsid="013332dc" officeooo:paragraph-rsid="013332dc"/>
    </style:style>
    <style:style style:name="P43" style:family="paragraph" style:parent-style-name="Text_20_body">
      <style:text-properties officeooo:rsid="0120b59c" officeooo:paragraph-rsid="013997e3"/>
    </style:style>
    <style:style style:name="P44" style:family="paragraph" style:parent-style-name="Text_20_body">
      <style:text-properties officeooo:rsid="012cfb61" officeooo:paragraph-rsid="012cfb61"/>
    </style:style>
    <style:style style:name="P45" style:family="paragraph" style:parent-style-name="Text_20_body">
      <style:text-properties officeooo:rsid="013fbec4" officeooo:paragraph-rsid="013fbec4"/>
    </style:style>
    <style:style style:name="P46" style:family="paragraph" style:parent-style-name="Text_20_body">
      <style:text-properties officeooo:rsid="013fbec4" officeooo:paragraph-rsid="01414cbe"/>
    </style:style>
    <style:style style:name="P47" style:family="paragraph" style:parent-style-name="Text_20_body">
      <style:text-properties officeooo:rsid="013fbec4" officeooo:paragraph-rsid="0142a5e0"/>
    </style:style>
    <style:style style:name="P48" style:family="paragraph" style:parent-style-name="Text_20_body">
      <style:text-properties officeooo:rsid="013fbec4" officeooo:paragraph-rsid="01c1fee3"/>
    </style:style>
    <style:style style:name="P49" style:family="paragraph" style:parent-style-name="Text_20_body">
      <style:text-properties officeooo:rsid="013fbec4" officeooo:paragraph-rsid="01c9ec77"/>
    </style:style>
    <style:style style:name="P50" style:family="paragraph" style:parent-style-name="Text_20_body">
      <style:text-properties officeooo:rsid="014cbac3" officeooo:paragraph-rsid="014d9b7a"/>
    </style:style>
    <style:style style:name="P51" style:family="paragraph" style:parent-style-name="Text_20_body">
      <style:text-properties officeooo:rsid="0161361c" officeooo:paragraph-rsid="0161361c"/>
    </style:style>
    <style:style style:name="P52" style:family="paragraph" style:parent-style-name="Text_20_body">
      <style:text-properties officeooo:rsid="0161361c" officeooo:paragraph-rsid="016dd611"/>
    </style:style>
    <style:style style:name="P53" style:family="paragraph" style:parent-style-name="Text_20_body">
      <style:text-properties officeooo:rsid="0161361c" officeooo:paragraph-rsid="017fa54d"/>
    </style:style>
    <style:style style:name="P54" style:family="paragraph" style:parent-style-name="Text_20_body">
      <style:text-properties officeooo:rsid="0123b5ba" officeooo:paragraph-rsid="013a4286"/>
    </style:style>
    <style:style style:name="P55" style:family="paragraph" style:parent-style-name="Text_20_body">
      <style:text-properties officeooo:rsid="016377cf" officeooo:paragraph-rsid="01639181"/>
    </style:style>
    <style:style style:name="P56" style:family="paragraph" style:parent-style-name="Text_20_body">
      <style:text-properties officeooo:rsid="01639181" officeooo:paragraph-rsid="01639181"/>
    </style:style>
    <style:style style:name="P57" style:family="paragraph" style:parent-style-name="Text_20_body">
      <style:text-properties officeooo:rsid="01653ce3" officeooo:paragraph-rsid="0171b47b"/>
    </style:style>
    <style:style style:name="P58" style:family="paragraph" style:parent-style-name="Text_20_body">
      <style:text-properties officeooo:rsid="01653ce3" officeooo:paragraph-rsid="017ac598"/>
    </style:style>
    <style:style style:name="P59" style:family="paragraph" style:parent-style-name="Text_20_body">
      <style:text-properties officeooo:rsid="016962a7" officeooo:paragraph-rsid="016962a7"/>
    </style:style>
    <style:style style:name="P60" style:family="paragraph" style:parent-style-name="Text_20_body">
      <style:text-properties officeooo:rsid="0165ab72" officeooo:paragraph-rsid="0171b47b"/>
    </style:style>
    <style:style style:name="P61" style:family="paragraph" style:parent-style-name="Text_20_body">
      <style:text-properties officeooo:paragraph-rsid="016377cf"/>
    </style:style>
    <style:style style:name="P62" style:family="paragraph" style:parent-style-name="Text_20_body">
      <style:text-properties officeooo:rsid="01796376" officeooo:paragraph-rsid="018a18ee"/>
    </style:style>
    <style:style style:name="P63" style:family="paragraph" style:parent-style-name="Text_20_body">
      <style:text-properties officeooo:rsid="0145970f" officeooo:paragraph-rsid="014d9b7a"/>
    </style:style>
    <style:style style:name="P64" style:family="paragraph" style:parent-style-name="Text_20_body">
      <style:text-properties officeooo:rsid="017bad34" officeooo:paragraph-rsid="017bad34"/>
    </style:style>
    <style:style style:name="P65" style:family="paragraph" style:parent-style-name="Text_20_body">
      <style:text-properties officeooo:rsid="017d0b30" officeooo:paragraph-rsid="017d0b30"/>
    </style:style>
    <style:style style:name="P66" style:family="paragraph" style:parent-style-name="Text_20_body">
      <style:text-properties officeooo:rsid="0182804b" officeooo:paragraph-rsid="0182804b"/>
    </style:style>
    <style:style style:name="P67" style:family="paragraph" style:parent-style-name="Text_20_body">
      <style:text-properties officeooo:rsid="01000761" officeooo:paragraph-rsid="01a31220"/>
    </style:style>
    <style:style style:name="P68" style:family="paragraph" style:parent-style-name="Text_20_body">
      <style:text-properties officeooo:rsid="01a77b2d" officeooo:paragraph-rsid="01a77b2d"/>
    </style:style>
    <style:style style:name="P69" style:family="paragraph" style:parent-style-name="Text_20_body">
      <style:text-properties officeooo:rsid="01a77b2d" officeooo:paragraph-rsid="01b0112f"/>
    </style:style>
    <style:style style:name="P70" style:family="paragraph" style:parent-style-name="Text_20_body">
      <style:text-properties officeooo:rsid="01aeec51" officeooo:paragraph-rsid="01aeec51"/>
    </style:style>
    <style:style style:name="P71" style:family="paragraph" style:parent-style-name="Text_20_body">
      <style:text-properties officeooo:rsid="01b9100b" officeooo:paragraph-rsid="01b9100b"/>
    </style:style>
    <style:style style:name="P72" style:family="paragraph" style:parent-style-name="Text_20_body">
      <style:text-properties officeooo:rsid="01baa223" officeooo:paragraph-rsid="01baa223"/>
    </style:style>
    <style:style style:name="P73" style:family="paragraph" style:parent-style-name="Text_20_body">
      <style:text-properties officeooo:rsid="01bfe8c7" officeooo:paragraph-rsid="01bfe8c7"/>
    </style:style>
    <style:style style:name="P74" style:family="paragraph" style:parent-style-name="Text_20_body">
      <style:text-properties officeooo:rsid="01bfe8c7" officeooo:paragraph-rsid="01c9ec77"/>
    </style:style>
    <style:style style:name="P75" style:family="paragraph" style:parent-style-name="Text_20_body">
      <style:text-properties officeooo:rsid="01a96a20" officeooo:paragraph-rsid="01a96a20"/>
    </style:style>
    <style:style style:name="P76" style:family="paragraph" style:parent-style-name="Text_20_body">
      <style:text-properties officeooo:rsid="01a96a20" officeooo:paragraph-rsid="01f82ea0"/>
    </style:style>
    <style:style style:name="P77" style:family="paragraph" style:parent-style-name="Text_20_body">
      <style:text-properties officeooo:rsid="01a96a20" officeooo:paragraph-rsid="02654322"/>
    </style:style>
    <style:style style:name="P78" style:family="paragraph" style:parent-style-name="Text_20_body">
      <style:text-properties officeooo:rsid="0154c6ed" officeooo:paragraph-rsid="01d70448"/>
    </style:style>
    <style:style style:name="P79" style:family="paragraph" style:parent-style-name="Text_20_body">
      <style:text-properties officeooo:paragraph-rsid="020d67b6"/>
    </style:style>
    <style:style style:name="P80" style:family="paragraph" style:parent-style-name="Text_20_body">
      <style:text-properties officeooo:rsid="01a662fe" officeooo:paragraph-rsid="02197cd0"/>
    </style:style>
    <style:style style:name="P81" style:family="paragraph" style:parent-style-name="Text_20_body">
      <style:text-properties officeooo:rsid="01807387" officeooo:paragraph-rsid="01807387"/>
    </style:style>
    <style:style style:name="P82" style:family="paragraph" style:parent-style-name="Text_20_body">
      <style:text-properties officeooo:rsid="021c7508" officeooo:paragraph-rsid="021c7508"/>
    </style:style>
    <style:style style:name="P83" style:family="paragraph" style:parent-style-name="Text_20_body">
      <style:text-properties officeooo:rsid="02197cd0" officeooo:paragraph-rsid="02197cd0"/>
    </style:style>
    <style:style style:name="P84" style:family="paragraph" style:parent-style-name="Text_20_body">
      <style:text-properties officeooo:rsid="0210484e" officeooo:paragraph-rsid="0210484e"/>
    </style:style>
    <style:style style:name="P85" style:family="paragraph" style:parent-style-name="Text_20_body">
      <style:text-properties officeooo:rsid="024b3330" officeooo:paragraph-rsid="0251dff9"/>
    </style:style>
    <style:style style:name="P86" style:family="paragraph" style:parent-style-name="Text_20_body">
      <style:text-properties officeooo:rsid="021af236" officeooo:paragraph-rsid="0251dff9"/>
    </style:style>
    <style:style style:name="P87" style:family="paragraph" style:parent-style-name="Text_20_body">
      <style:text-properties officeooo:rsid="021b3d59" officeooo:paragraph-rsid="0251dff9"/>
    </style:style>
    <style:style style:name="P88" style:family="paragraph" style:parent-style-name="Text_20_body">
      <style:text-properties officeooo:rsid="021d77cf" officeooo:paragraph-rsid="0251dff9"/>
    </style:style>
    <style:style style:name="P89" style:family="paragraph" style:parent-style-name="Text_20_body">
      <style:text-properties officeooo:rsid="021f4620" officeooo:paragraph-rsid="02550655"/>
    </style:style>
    <style:style style:name="P90" style:family="paragraph" style:parent-style-name="Text_20_body">
      <style:text-properties officeooo:rsid="0231b468" officeooo:paragraph-rsid="0251dff9"/>
    </style:style>
    <style:style style:name="P91" style:family="paragraph" style:parent-style-name="Text_20_body">
      <style:text-properties officeooo:rsid="023492b4" officeooo:paragraph-rsid="0251dff9"/>
    </style:style>
    <style:style style:name="P92" style:family="paragraph" style:parent-style-name="Text_20_body">
      <style:text-properties officeooo:rsid="0235f541" officeooo:paragraph-rsid="0251dff9"/>
    </style:style>
    <style:style style:name="P93" style:family="paragraph" style:parent-style-name="Text_20_body">
      <style:text-properties officeooo:rsid="02385f94" officeooo:paragraph-rsid="0251dff9"/>
    </style:style>
    <style:style style:name="P94" style:family="paragraph" style:parent-style-name="Text_20_body">
      <style:text-properties officeooo:rsid="0238dd6c" officeooo:paragraph-rsid="0251dff9"/>
    </style:style>
    <style:style style:name="P95" style:family="paragraph" style:parent-style-name="Text_20_body">
      <style:text-properties officeooo:rsid="02391409" officeooo:paragraph-rsid="0251dff9"/>
    </style:style>
    <style:style style:name="P96" style:family="paragraph" style:parent-style-name="Text_20_body">
      <style:text-properties officeooo:rsid="023a9278" officeooo:paragraph-rsid="0251dff9"/>
    </style:style>
    <style:style style:name="P97" style:family="paragraph" style:parent-style-name="Text_20_body">
      <style:text-properties officeooo:rsid="023ed49c" officeooo:paragraph-rsid="0251dff9"/>
    </style:style>
    <style:style style:name="P98" style:family="paragraph" style:parent-style-name="Text_20_body">
      <style:text-properties officeooo:rsid="023f4c45" officeooo:paragraph-rsid="0251dff9"/>
    </style:style>
    <style:style style:name="P99" style:family="paragraph" style:parent-style-name="Text_20_body">
      <style:text-properties officeooo:rsid="02407cbd" officeooo:paragraph-rsid="0251dff9"/>
    </style:style>
    <style:style style:name="P100" style:family="paragraph" style:parent-style-name="Text_20_body">
      <style:text-properties officeooo:rsid="02436015" officeooo:paragraph-rsid="0251dff9"/>
    </style:style>
    <style:style style:name="P101" style:family="paragraph" style:parent-style-name="Text_20_body">
      <style:text-properties officeooo:rsid="02469213" officeooo:paragraph-rsid="0251dff9"/>
    </style:style>
    <style:style style:name="P102" style:family="paragraph" style:parent-style-name="Text_20_body">
      <style:text-properties officeooo:rsid="02495ed3" officeooo:paragraph-rsid="0251dff9"/>
    </style:style>
    <style:style style:name="P103" style:family="paragraph" style:parent-style-name="Text_20_body">
      <style:text-properties officeooo:rsid="024963c2" officeooo:paragraph-rsid="0251dff9"/>
    </style:style>
    <style:style style:name="P104" style:family="paragraph" style:parent-style-name="Text_20_body">
      <style:text-properties officeooo:rsid="025c8888" officeooo:paragraph-rsid="025c8888"/>
    </style:style>
    <style:style style:name="P105" style:family="paragraph" style:parent-style-name="Text_20_body">
      <style:text-properties officeooo:rsid="0230204c" officeooo:paragraph-rsid="02550655"/>
    </style:style>
    <style:style style:name="P106" style:family="paragraph" style:parent-style-name="Text_20_body">
      <style:text-properties officeooo:rsid="026ade1b" officeooo:paragraph-rsid="026ade1b"/>
    </style:style>
    <style:style style:name="P107" style:family="paragraph" style:parent-style-name="Text_20_body">
      <style:text-properties officeooo:rsid="01dcc891" officeooo:paragraph-rsid="026dcf6f"/>
    </style:style>
    <style:style style:name="P108" style:family="paragraph" style:parent-style-name="Text_20_body">
      <style:text-properties officeooo:rsid="01deb207" officeooo:paragraph-rsid="026dcf6f"/>
    </style:style>
    <style:style style:name="P109" style:family="paragraph" style:parent-style-name="Text_20_body">
      <style:text-properties officeooo:rsid="01e15068" officeooo:paragraph-rsid="026dcf6f"/>
    </style:style>
    <style:style style:name="P110" style:family="paragraph" style:parent-style-name="Text_20_body">
      <style:text-properties officeooo:rsid="01e1f83e" officeooo:paragraph-rsid="026dcf6f"/>
    </style:style>
    <style:style style:name="P111" style:family="paragraph" style:parent-style-name="Text_20_body">
      <style:text-properties officeooo:rsid="024ddbdb" officeooo:paragraph-rsid="026dcf6f"/>
    </style:style>
    <style:style style:name="P112" style:family="paragraph" style:parent-style-name="Text_20_body">
      <style:text-properties officeooo:rsid="01e5f1a0" officeooo:paragraph-rsid="026dcf6f"/>
    </style:style>
    <style:style style:name="P113" style:family="paragraph" style:parent-style-name="Text_20_body">
      <style:text-properties officeooo:rsid="01e76af2" officeooo:paragraph-rsid="026dcf6f"/>
    </style:style>
    <style:style style:name="P114" style:family="paragraph" style:parent-style-name="Text_20_body">
      <style:text-properties officeooo:rsid="0271750f" officeooo:paragraph-rsid="0274e6ae"/>
    </style:style>
    <style:style style:name="P115" style:family="paragraph" style:parent-style-name="Text_20_body">
      <style:text-properties officeooo:rsid="024e8fb3" officeooo:paragraph-rsid="026dcf6f"/>
    </style:style>
    <style:style style:name="P116" style:family="paragraph" style:parent-style-name="Text_20_body">
      <style:text-properties officeooo:rsid="0294fd86" officeooo:paragraph-rsid="02b95869"/>
    </style:style>
    <style:style style:name="P117" style:family="paragraph" style:parent-style-name="Text_20_body">
      <style:text-properties officeooo:rsid="02aa88e2" officeooo:paragraph-rsid="02b95869"/>
    </style:style>
    <style:style style:name="P118" style:family="paragraph" style:parent-style-name="Text_20_body">
      <style:text-properties officeooo:rsid="02b4fe04" officeooo:paragraph-rsid="02b95869"/>
    </style:style>
    <style:style style:name="P119" style:family="paragraph" style:parent-style-name="Text_20_body">
      <style:text-properties officeooo:paragraph-rsid="02b95869"/>
    </style:style>
    <style:style style:name="P120" style:family="paragraph" style:parent-style-name="Text_20_body">
      <style:text-properties officeooo:rsid="028041ac" officeooo:paragraph-rsid="02b95869"/>
    </style:style>
    <style:style style:name="P121" style:family="paragraph" style:parent-style-name="Text_20_body">
      <style:text-properties officeooo:rsid="028208a9" officeooo:paragraph-rsid="02b95869"/>
    </style:style>
    <style:style style:name="P122" style:family="paragraph" style:parent-style-name="Text_20_body">
      <style:text-properties officeooo:rsid="02823c00" officeooo:paragraph-rsid="02b95869"/>
    </style:style>
    <style:style style:name="P123" style:family="paragraph" style:parent-style-name="Text_20_body">
      <style:text-properties officeooo:rsid="0286b2c3" officeooo:paragraph-rsid="02b95869"/>
    </style:style>
    <style:style style:name="P124" style:family="paragraph" style:parent-style-name="Text_20_body">
      <style:text-properties officeooo:rsid="02881920" officeooo:paragraph-rsid="02b95869"/>
    </style:style>
    <style:style style:name="P125" style:family="paragraph" style:parent-style-name="Text_20_body">
      <style:text-properties officeooo:rsid="02887173" officeooo:paragraph-rsid="02b95869"/>
    </style:style>
    <style:style style:name="P126" style:family="paragraph" style:parent-style-name="Text_20_body">
      <style:text-properties officeooo:rsid="028b146c" officeooo:paragraph-rsid="02b95869"/>
    </style:style>
    <style:style style:name="P127" style:family="paragraph" style:parent-style-name="Text_20_body">
      <style:text-properties officeooo:rsid="028e86e0" officeooo:paragraph-rsid="02b95869"/>
    </style:style>
    <style:style style:name="P128" style:family="paragraph" style:parent-style-name="Text_20_body">
      <style:text-properties officeooo:rsid="02735383" officeooo:paragraph-rsid="027a950a"/>
    </style:style>
    <style:style style:name="P129" style:family="paragraph" style:parent-style-name="Text_20_body">
      <style:text-properties officeooo:rsid="02bceb7c" officeooo:paragraph-rsid="02bea40c"/>
    </style:style>
    <style:style style:name="P130" style:family="paragraph" style:parent-style-name="Text_20_body">
      <style:text-properties officeooo:rsid="02c2f943" officeooo:paragraph-rsid="02c2f943"/>
    </style:style>
    <style:style style:name="P131" style:family="paragraph" style:parent-style-name="Text_20_body">
      <style:text-properties officeooo:rsid="02c34328" officeooo:paragraph-rsid="02c34328"/>
    </style:style>
    <style:style style:name="P132" style:family="paragraph" style:parent-style-name="Text_20_body">
      <style:text-properties officeooo:rsid="02c36c18" officeooo:paragraph-rsid="02c36c18"/>
    </style:style>
    <style:style style:name="P133" style:family="paragraph" style:parent-style-name="Text_20_body">
      <style:text-properties officeooo:rsid="02c36c18" officeooo:paragraph-rsid="02c43678"/>
    </style:style>
    <style:style style:name="P134" style:family="paragraph" style:parent-style-name="Text_20_body">
      <style:text-properties officeooo:rsid="02c36c18" officeooo:paragraph-rsid="02c565b2"/>
    </style:style>
    <style:style style:name="P135" style:family="paragraph" style:parent-style-name="Text_20_body">
      <style:text-properties officeooo:rsid="02c58765" officeooo:paragraph-rsid="02c58765"/>
    </style:style>
    <style:style style:name="P136" style:family="paragraph" style:parent-style-name="Text_20_body">
      <style:text-properties officeooo:rsid="02c7927c" officeooo:paragraph-rsid="02c7927c"/>
    </style:style>
    <style:style style:name="P137" style:family="paragraph" style:parent-style-name="Text_20_body">
      <style:text-properties officeooo:rsid="02c8e01f" officeooo:paragraph-rsid="02c8e01f"/>
    </style:style>
    <style:style style:name="P138" style:family="paragraph" style:parent-style-name="Text_20_body">
      <style:text-properties officeooo:rsid="02cbc61e" officeooo:paragraph-rsid="02cbc61e"/>
    </style:style>
    <style:style style:name="P139" style:family="paragraph" style:parent-style-name="Text_20_body">
      <style:text-properties officeooo:rsid="02cbd061" officeooo:paragraph-rsid="02cc7059"/>
    </style:style>
    <style:style style:name="P140" style:family="paragraph" style:parent-style-name="Text_20_body">
      <style:text-properties officeooo:rsid="02cc7059" officeooo:paragraph-rsid="02cc7059"/>
    </style:style>
    <style:style style:name="P141" style:family="paragraph" style:parent-style-name="Text_20_body">
      <style:text-properties officeooo:rsid="02cef25d" officeooo:paragraph-rsid="02d3bbe8"/>
    </style:style>
    <style:style style:name="P142" style:family="paragraph" style:parent-style-name="Text_20_body">
      <style:text-properties officeooo:rsid="02d4fb39" officeooo:paragraph-rsid="02d4fb39"/>
    </style:style>
    <style:style style:name="P143" style:family="paragraph" style:parent-style-name="Text_20_body">
      <style:text-properties officeooo:rsid="02d5e946" officeooo:paragraph-rsid="02d5e946"/>
    </style:style>
    <style:style style:name="P144" style:family="paragraph" style:parent-style-name="Text_20_body">
      <style:text-properties officeooo:rsid="02d73229" officeooo:paragraph-rsid="02d73229"/>
    </style:style>
    <style:style style:name="P145" style:family="paragraph" style:parent-style-name="Text_20_body">
      <style:text-properties officeooo:rsid="02df7a71" officeooo:paragraph-rsid="02df7a71"/>
    </style:style>
    <style:style style:name="P146" style:family="paragraph" style:parent-style-name="Text_20_body">
      <style:text-properties officeooo:rsid="02e22cbe" officeooo:paragraph-rsid="02e22cbe"/>
    </style:style>
    <style:style style:name="P147" style:family="paragraph" style:parent-style-name="Text_20_body">
      <style:text-properties officeooo:rsid="02e22cbe" officeooo:paragraph-rsid="02e5ea5a"/>
    </style:style>
    <style:style style:name="P148" style:family="paragraph" style:parent-style-name="Text_20_body">
      <style:text-properties officeooo:rsid="02e5ea5a" officeooo:paragraph-rsid="02e5ea5a"/>
    </style:style>
    <style:style style:name="P149" style:family="paragraph" style:parent-style-name="Text_20_body">
      <style:text-properties officeooo:rsid="02e7bbb2" officeooo:paragraph-rsid="02e7bbb2"/>
    </style:style>
    <style:style style:name="P150" style:family="paragraph" style:parent-style-name="Text_20_body">
      <style:text-properties officeooo:rsid="02e2bb9c" officeooo:paragraph-rsid="02e5ea5a"/>
    </style:style>
    <style:style style:name="P151" style:family="paragraph" style:parent-style-name="Text_20_body">
      <style:text-properties officeooo:rsid="02d9fd6d" officeooo:paragraph-rsid="02ecd45b"/>
    </style:style>
    <style:style style:name="P152" style:family="paragraph" style:parent-style-name="Text_20_body">
      <style:text-properties officeooo:rsid="02f7553d" officeooo:paragraph-rsid="03065852"/>
    </style:style>
    <style:style style:name="P153" style:family="paragraph" style:parent-style-name="Text_20_body">
      <style:text-properties officeooo:rsid="02f7553d" officeooo:paragraph-rsid="030f7566"/>
    </style:style>
    <style:style style:name="P154" style:family="paragraph" style:parent-style-name="Text_20_body">
      <style:text-properties officeooo:rsid="02f7553d" officeooo:paragraph-rsid="02f7553d"/>
    </style:style>
    <style:style style:name="P155" style:family="paragraph" style:parent-style-name="Text_20_body">
      <style:text-properties officeooo:rsid="02fe250d" officeooo:paragraph-rsid="0304e70e"/>
    </style:style>
    <style:style style:name="P156" style:family="paragraph" style:parent-style-name="Text_20_body">
      <style:text-properties officeooo:rsid="0254bbe6" officeooo:paragraph-rsid="02ff3f0c"/>
    </style:style>
    <style:style style:name="P157" style:family="paragraph" style:parent-style-name="Text_20_body">
      <style:text-properties officeooo:rsid="0254bbe6" officeooo:paragraph-rsid="030016e6"/>
    </style:style>
    <style:style style:name="P158" style:family="paragraph" style:parent-style-name="Text_20_body">
      <style:text-properties officeooo:rsid="0254bbe6" officeooo:paragraph-rsid="03170e73"/>
    </style:style>
    <style:style style:name="P159" style:family="paragraph" style:parent-style-name="Text_20_body">
      <style:text-properties officeooo:rsid="0256015a" officeooo:paragraph-rsid="0317241e"/>
    </style:style>
    <style:style style:name="P160" style:family="paragraph" style:parent-style-name="Text_20_body">
      <style:text-properties officeooo:rsid="0256015a" officeooo:paragraph-rsid="031b16e7"/>
    </style:style>
    <style:style style:name="P161" style:family="paragraph" style:parent-style-name="Text_20_body">
      <style:text-properties officeooo:rsid="0256015a" officeooo:paragraph-rsid="031c52ad"/>
    </style:style>
    <style:style style:name="P162" style:family="paragraph" style:parent-style-name="Text_20_body">
      <style:text-properties officeooo:rsid="02ff3f0c" officeooo:paragraph-rsid="02ff3f0c"/>
    </style:style>
    <style:style style:name="P163" style:family="paragraph" style:parent-style-name="Text_20_body">
      <style:text-properties officeooo:rsid="030016e6" officeooo:paragraph-rsid="030016e6"/>
    </style:style>
    <style:style style:name="P164" style:family="paragraph" style:parent-style-name="Text_20_body">
      <style:text-properties officeooo:rsid="030180e0" officeooo:paragraph-rsid="030180e0"/>
    </style:style>
    <style:style style:name="P165" style:family="paragraph" style:parent-style-name="Text_20_body">
      <style:text-properties officeooo:rsid="030447b6" officeooo:paragraph-rsid="030447b6"/>
    </style:style>
    <style:style style:name="P166" style:family="paragraph" style:parent-style-name="Text_20_body">
      <style:text-properties officeooo:rsid="0317b03c" officeooo:paragraph-rsid="0317b03c"/>
    </style:style>
    <style:style style:name="P167" style:family="paragraph" style:parent-style-name="Text_20_body">
      <style:text-properties officeooo:rsid="0304e70e" officeooo:paragraph-rsid="0304e70e"/>
    </style:style>
    <style:style style:name="P168" style:family="paragraph" style:parent-style-name="Text_20_body">
      <style:text-properties officeooo:rsid="0304e70e" officeooo:paragraph-rsid="031fc113"/>
    </style:style>
    <style:style style:name="P169" style:family="paragraph" style:parent-style-name="Text_20_body">
      <style:text-properties officeooo:rsid="032aaf6e" officeooo:paragraph-rsid="032aaf6e"/>
    </style:style>
    <style:style style:name="P170" style:family="paragraph" style:parent-style-name="Text_20_body">
      <style:text-properties officeooo:rsid="032c4f6f" officeooo:paragraph-rsid="032c4f6f"/>
    </style:style>
    <style:style style:name="P171" style:family="paragraph" style:parent-style-name="Text_20_body">
      <style:text-properties officeooo:rsid="0259833c" officeooo:paragraph-rsid="031ca244"/>
    </style:style>
    <style:style style:name="P172" style:family="paragraph" style:parent-style-name="Text_20_body">
      <style:text-properties officeooo:rsid="032d5bc8" officeooo:paragraph-rsid="032d5bc8"/>
    </style:style>
    <style:style style:name="P173" style:family="paragraph" style:parent-style-name="Text_20_body">
      <style:text-properties officeooo:rsid="032fb55d" officeooo:paragraph-rsid="032fb55d"/>
    </style:style>
    <style:style style:name="P174" style:family="paragraph" style:parent-style-name="Text_20_body">
      <style:text-properties officeooo:rsid="0336fe4d" officeooo:paragraph-rsid="0336fe4d"/>
    </style:style>
    <style:style style:name="P175" style:family="paragraph" style:parent-style-name="Text_20_body">
      <style:text-properties officeooo:rsid="033e6771" officeooo:paragraph-rsid="033e6771"/>
    </style:style>
    <style:style style:name="P176" style:family="paragraph" style:parent-style-name="Text_20_body">
      <style:text-properties officeooo:rsid="033e6771" officeooo:paragraph-rsid="036a76bd"/>
    </style:style>
    <style:style style:name="P177" style:family="paragraph" style:parent-style-name="Text_20_body">
      <style:text-properties officeooo:rsid="0357b6aa" officeooo:paragraph-rsid="0357b6aa"/>
    </style:style>
    <style:style style:name="P178" style:family="paragraph" style:parent-style-name="Text_20_body">
      <style:text-properties officeooo:rsid="0337b3e1" officeooo:paragraph-rsid="036e82ba"/>
    </style:style>
    <style:style style:name="P179" style:family="paragraph" style:parent-style-name="Text_20_body">
      <style:text-properties officeooo:rsid="033ae18f" officeooo:paragraph-rsid="036e82ba"/>
    </style:style>
    <style:style style:name="P180" style:family="paragraph" style:parent-style-name="Text_20_body">
      <style:text-properties officeooo:rsid="036ff6cf" officeooo:paragraph-rsid="036ff6cf"/>
    </style:style>
    <style:style style:name="P181" style:family="paragraph" style:parent-style-name="Text_20_body">
      <style:text-properties officeooo:rsid="037253e1" officeooo:paragraph-rsid="037253e1"/>
    </style:style>
    <style:style style:name="P182" style:family="paragraph" style:parent-style-name="Text_20_body">
      <style:text-properties officeooo:rsid="037385b5" officeooo:paragraph-rsid="03762854"/>
    </style:style>
    <style:style style:name="P183" style:family="paragraph" style:parent-style-name="Text_20_body">
      <style:text-properties officeooo:rsid="0305f075" officeooo:paragraph-rsid="0310d98f"/>
    </style:style>
    <style:style style:name="P184" style:family="paragraph" style:parent-style-name="Text_20_body">
      <style:text-properties officeooo:rsid="025d82d6" officeooo:paragraph-rsid="031ca244"/>
    </style:style>
    <style:style style:name="P185" style:family="paragraph" style:parent-style-name="Text_20_body">
      <style:text-properties officeooo:rsid="037943c5" officeooo:paragraph-rsid="037943c5"/>
    </style:style>
    <style:style style:name="P186" style:family="paragraph" style:parent-style-name="Text_20_body">
      <style:text-properties officeooo:rsid="037e50d7" officeooo:paragraph-rsid="037e50d7"/>
    </style:style>
    <style:style style:name="P187" style:family="paragraph" style:parent-style-name="Text_20_body">
      <style:text-properties officeooo:rsid="037e50d7" officeooo:paragraph-rsid="03975d19"/>
    </style:style>
    <style:style style:name="P188" style:family="paragraph" style:parent-style-name="Text_20_body">
      <style:text-properties officeooo:rsid="037ed679" officeooo:paragraph-rsid="037ed679"/>
    </style:style>
    <style:style style:name="P189" style:family="paragraph" style:parent-style-name="Text_20_body">
      <style:text-properties officeooo:rsid="033c9e1c" officeooo:paragraph-rsid="033c9e1c"/>
    </style:style>
    <style:style style:name="P190" style:family="paragraph" style:parent-style-name="Text_20_body">
      <style:text-properties officeooo:rsid="037d8119" officeooo:paragraph-rsid="037d8119"/>
    </style:style>
    <style:style style:name="P191" style:family="paragraph" style:parent-style-name="Text_20_body">
      <style:text-properties officeooo:rsid="0388f378" officeooo:paragraph-rsid="0388f378"/>
    </style:style>
    <style:style style:name="P192" style:family="paragraph" style:parent-style-name="Text_20_body">
      <style:text-properties officeooo:rsid="0388f378" officeooo:paragraph-rsid="038a82e4"/>
    </style:style>
    <style:style style:name="P193" style:family="paragraph" style:parent-style-name="Text_20_body">
      <style:text-properties officeooo:rsid="0388f378" officeooo:paragraph-rsid="038de66b"/>
    </style:style>
    <style:style style:name="P194" style:family="paragraph" style:parent-style-name="Text_20_body">
      <style:text-properties officeooo:rsid="03998d50" officeooo:paragraph-rsid="03998d50"/>
    </style:style>
    <style:style style:name="P195" style:family="paragraph" style:parent-style-name="Text_20_body">
      <style:text-properties officeooo:rsid="03998d50" officeooo:paragraph-rsid="039f0a50"/>
    </style:style>
    <style:style style:name="P196" style:family="paragraph" style:parent-style-name="Text_20_body">
      <style:text-properties officeooo:paragraph-rsid="03998d50"/>
    </style:style>
    <style:style style:name="P197" style:family="paragraph" style:parent-style-name="Text_20_body">
      <style:text-properties officeooo:rsid="010578ab" officeooo:paragraph-rsid="03c85faf"/>
    </style:style>
    <style:style style:name="P198" style:family="paragraph" style:parent-style-name="Text_20_body">
      <style:text-properties officeooo:rsid="03cae179" officeooo:paragraph-rsid="03cf56f8"/>
    </style:style>
    <style:style style:name="P199" style:family="paragraph" style:parent-style-name="Text_20_body">
      <style:text-properties officeooo:rsid="03ce9a03" officeooo:paragraph-rsid="03ce9a03"/>
    </style:style>
    <style:style style:name="P200" style:family="paragraph" style:parent-style-name="Text_20_body">
      <style:text-properties officeooo:rsid="014fcbd1" officeooo:paragraph-rsid="015d1c3e"/>
    </style:style>
    <style:style style:name="P201" style:family="paragraph" style:parent-style-name="Text_20_body">
      <style:text-properties officeooo:rsid="03e34693" officeooo:paragraph-rsid="03e5fd92"/>
    </style:style>
    <style:style style:name="P202" style:family="paragraph" style:parent-style-name="Text_20_body">
      <style:text-properties officeooo:rsid="03e883be" officeooo:paragraph-rsid="03e883be"/>
    </style:style>
    <style:style style:name="P203" style:family="paragraph" style:parent-style-name="Text_20_body">
      <style:text-properties officeooo:rsid="03ccb078" officeooo:paragraph-rsid="03ccb078"/>
    </style:style>
    <style:style style:name="P204" style:family="paragraph" style:parent-style-name="Text_20_body">
      <style:text-properties officeooo:rsid="03d4835b" officeooo:paragraph-rsid="03da8ddd"/>
    </style:style>
    <style:style style:name="P205" style:family="paragraph" style:parent-style-name="Heading_20_2">
      <style:text-properties officeooo:rsid="01a77b2d" officeooo:paragraph-rsid="01a77b2d"/>
    </style:style>
    <style:style style:name="P206" style:family="paragraph" style:parent-style-name="Heading_20_2">
      <style:text-properties officeooo:paragraph-rsid="02b95869"/>
    </style:style>
    <style:style style:name="P207" style:family="paragraph" style:parent-style-name="Heading_20_2">
      <style:text-properties officeooo:paragraph-rsid="026dcf6f"/>
    </style:style>
    <style:style style:name="P208" style:family="paragraph" style:parent-style-name="Heading_20_2">
      <style:text-properties officeooo:rsid="037d8119" officeooo:paragraph-rsid="037d8119"/>
    </style:style>
    <style:style style:name="P209" style:family="paragraph" style:parent-style-name="Heading_20_1">
      <style:text-properties officeooo:rsid="02f6ea0c" officeooo:paragraph-rsid="02f6ea0c"/>
    </style:style>
    <style:style style:name="P210" style:family="paragraph" style:parent-style-name="Heading_20_8">
      <style:text-properties officeooo:rsid="0336fe4d" officeooo:paragraph-rsid="0336fe4d"/>
    </style:style>
    <style:style style:name="P211" style:family="paragraph" style:parent-style-name="Heading_20_8">
      <style:text-properties officeooo:rsid="0336fe4d" officeooo:paragraph-rsid="036e82ba"/>
    </style:style>
    <style:style style:name="P212" style:family="paragraph" style:parent-style-name="Heading_20_8">
      <style:text-properties officeooo:paragraph-rsid="0337b3e1"/>
    </style:style>
    <style:style style:name="P213" style:family="paragraph" style:parent-style-name="Heading_20_8">
      <style:text-properties officeooo:rsid="0256015a" officeooo:paragraph-rsid="031b32a9"/>
    </style:style>
    <style:style style:name="P214" style:family="paragraph" style:parent-style-name="Heading_20_8">
      <style:text-properties officeooo:rsid="0256015a" officeooo:paragraph-rsid="03345571"/>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988155"/>
    </style:style>
    <style:style style:name="T100" style:family="text">
      <style:text-properties officeooo:rsid="01a2f243"/>
    </style:style>
    <style:style style:name="T101" style:family="text">
      <style:text-properties officeooo:rsid="01a31220"/>
    </style:style>
    <style:style style:name="T102" style:family="text">
      <style:text-properties officeooo:rsid="01a96a20"/>
    </style:style>
    <style:style style:name="T103" style:family="text">
      <style:text-properties officeooo:rsid="01aabb96"/>
    </style:style>
    <style:style style:name="T104" style:family="text">
      <style:text-properties officeooo:rsid="01abb7cc"/>
    </style:style>
    <style:style style:name="T105" style:family="text">
      <style:text-properties officeooo:rsid="01add55c"/>
    </style:style>
    <style:style style:name="T106" style:family="text">
      <style:text-properties officeooo:rsid="01af97e9"/>
    </style:style>
    <style:style style:name="T107" style:family="text">
      <style:text-properties officeooo:rsid="01b0112f"/>
    </style:style>
    <style:style style:name="T108" style:family="text">
      <style:text-properties officeooo:rsid="01b21102"/>
    </style:style>
    <style:style style:name="T109" style:family="text">
      <style:text-properties officeooo:rsid="01b3b181"/>
    </style:style>
    <style:style style:name="T110" style:family="text">
      <style:text-properties officeooo:rsid="01bb43dd"/>
    </style:style>
    <style:style style:name="T111" style:family="text">
      <style:text-properties officeooo:rsid="01bd0464"/>
    </style:style>
    <style:style style:name="T112" style:family="text">
      <style:text-properties officeooo:rsid="01be3035"/>
    </style:style>
    <style:style style:name="T113" style:family="text">
      <style:text-properties officeooo:rsid="01c05e96"/>
    </style:style>
    <style:style style:name="T114" style:family="text">
      <style:text-properties officeooo:rsid="01c0e41f"/>
    </style:style>
    <style:style style:name="T115" style:family="text">
      <style:text-properties officeooo:rsid="01c1fee3"/>
    </style:style>
    <style:style style:name="T116" style:family="text">
      <style:text-properties officeooo:rsid="01c2d7ad"/>
    </style:style>
    <style:style style:name="T117" style:family="text">
      <style:text-properties officeooo:rsid="01c5f1a8"/>
    </style:style>
    <style:style style:name="T118" style:family="text">
      <style:text-properties officeooo:rsid="01c66b94"/>
    </style:style>
    <style:style style:name="T119" style:family="text">
      <style:text-properties officeooo:rsid="01c8466a"/>
    </style:style>
    <style:style style:name="T120" style:family="text">
      <style:text-properties officeooo:rsid="01c86f94"/>
    </style:style>
    <style:style style:name="T121" style:family="text">
      <style:text-properties officeooo:rsid="01c9ec77"/>
    </style:style>
    <style:style style:name="T122" style:family="text">
      <style:text-properties officeooo:rsid="01f5e2bc"/>
    </style:style>
    <style:style style:name="T123" style:family="text">
      <style:text-properties officeooo:rsid="01fc38dd"/>
    </style:style>
    <style:style style:name="T124" style:family="text">
      <style:text-properties officeooo:rsid="01fcc1e4"/>
    </style:style>
    <style:style style:name="T125" style:family="text">
      <style:text-properties officeooo:rsid="01fe732c"/>
    </style:style>
    <style:style style:name="T126" style:family="text">
      <style:text-properties officeooo:rsid="01ff6b47"/>
    </style:style>
    <style:style style:name="T127" style:family="text">
      <style:text-properties officeooo:rsid="0207fc79"/>
    </style:style>
    <style:style style:name="T128" style:family="text">
      <style:text-properties officeooo:rsid="02096b25"/>
    </style:style>
    <style:style style:name="T129" style:family="text">
      <style:text-properties officeooo:rsid="020b2084"/>
    </style:style>
    <style:style style:name="T130" style:family="text">
      <style:text-properties officeooo:rsid="020d146f"/>
    </style:style>
    <style:style style:name="T131" style:family="text">
      <style:text-properties officeooo:rsid="020d67b6"/>
    </style:style>
    <style:style style:name="T132" style:family="text">
      <style:text-properties officeooo:rsid="02130de2"/>
    </style:style>
    <style:style style:name="T133" style:family="text">
      <style:text-properties officeooo:rsid="0216320b"/>
    </style:style>
    <style:style style:name="T134" style:family="text">
      <style:text-properties officeooo:rsid="0216a451"/>
    </style:style>
    <style:style style:name="T135" style:family="text">
      <style:text-properties officeooo:rsid="02197cd0"/>
    </style:style>
    <style:style style:name="T136" style:family="text">
      <style:text-properties officeooo:rsid="021b19ff"/>
    </style:style>
    <style:style style:name="T137" style:family="text">
      <style:text-properties officeooo:rsid="021c7508"/>
    </style:style>
    <style:style style:name="T138" style:family="text">
      <style:text-properties officeooo:rsid="02306efe"/>
    </style:style>
    <style:style style:name="T139" style:family="text">
      <style:text-properties officeooo:rsid="022d330a"/>
    </style:style>
    <style:style style:name="T140" style:family="text">
      <style:text-properties officeooo:rsid="021b3d59"/>
    </style:style>
    <style:style style:name="T141" style:family="text">
      <style:text-properties officeooo:rsid="021cb7b4"/>
    </style:style>
    <style:style style:name="T142" style:family="text">
      <style:text-properties officeooo:rsid="022f6383"/>
    </style:style>
    <style:style style:name="T143" style:family="text">
      <style:text-properties officeooo:rsid="02227514"/>
    </style:style>
    <style:style style:name="T144" style:family="text">
      <style:text-properties officeooo:rsid="0223f949"/>
    </style:style>
    <style:style style:name="T145" style:family="text">
      <style:text-properties officeooo:rsid="023002dc"/>
    </style:style>
    <style:style style:name="T146" style:family="text">
      <style:text-properties officeooo:rsid="0230204c"/>
    </style:style>
    <style:style style:name="T147" style:family="text">
      <style:text-properties officeooo:rsid="0232a08e"/>
    </style:style>
    <style:style style:name="T148" style:family="text">
      <style:text-properties officeooo:rsid="0236de6e"/>
    </style:style>
    <style:style style:name="T149" style:family="text">
      <style:text-properties officeooo:rsid="023b53a5"/>
    </style:style>
    <style:style style:name="T150" style:family="text">
      <style:text-properties officeooo:rsid="02443c0e"/>
    </style:style>
    <style:style style:name="T151" style:family="text">
      <style:text-properties officeooo:rsid="024888d3"/>
    </style:style>
    <style:style style:name="T152" style:family="text">
      <style:text-properties officeooo:rsid="024a3e5e"/>
    </style:style>
    <style:style style:name="T153" style:family="text">
      <style:text-properties officeooo:rsid="024963c2"/>
    </style:style>
    <style:style style:name="T154" style:family="text">
      <style:text-properties officeooo:rsid="025d2d72"/>
    </style:style>
    <style:style style:name="T155" style:family="text">
      <style:text-properties officeooo:rsid="025f55de"/>
    </style:style>
    <style:style style:name="T156" style:family="text">
      <style:text-properties officeooo:rsid="02613eda"/>
    </style:style>
    <style:style style:name="T157" style:family="text">
      <style:text-properties officeooo:rsid="0262fe88"/>
    </style:style>
    <style:style style:name="T158" style:family="text">
      <style:text-properties officeooo:rsid="0263a0ad"/>
    </style:style>
    <style:style style:name="T159" style:family="text">
      <style:text-properties officeooo:rsid="02649ddd"/>
    </style:style>
    <style:style style:name="T160" style:family="text">
      <style:text-properties officeooo:rsid="026b60f6"/>
    </style:style>
    <style:style style:name="T161" style:family="text">
      <style:text-properties officeooo:rsid="026c41ca"/>
    </style:style>
    <style:style style:name="T162" style:family="text">
      <style:text-properties officeooo:rsid="01daeb5f"/>
    </style:style>
    <style:style style:name="T163" style:family="text">
      <style:text-properties officeooo:rsid="01e052a6"/>
    </style:style>
    <style:style style:name="T164" style:family="text">
      <style:text-properties officeooo:rsid="01e1f83e"/>
    </style:style>
    <style:style style:name="T165" style:family="text">
      <style:text-properties officeooo:rsid="01e15068"/>
    </style:style>
    <style:style style:name="T166" style:family="text">
      <style:text-properties officeooo:rsid="01deb207"/>
    </style:style>
    <style:style style:name="T167" style:family="text">
      <style:text-properties officeooo:rsid="01e2ce24"/>
    </style:style>
    <style:style style:name="T168" style:family="text">
      <style:text-properties officeooo:rsid="024e8fb3"/>
    </style:style>
    <style:style style:name="T169" style:family="text">
      <style:text-properties officeooo:rsid="024ddbdb"/>
    </style:style>
    <style:style style:name="T170" style:family="text">
      <style:text-properties officeooo:rsid="01e76af2"/>
    </style:style>
    <style:style style:name="T171" style:family="text">
      <style:text-properties officeooo:rsid="01e93e8b"/>
    </style:style>
    <style:style style:name="T172" style:family="text">
      <style:text-properties officeooo:rsid="02735383"/>
    </style:style>
    <style:style style:name="T173" style:family="text">
      <style:text-properties officeooo:rsid="027a22ab"/>
    </style:style>
    <style:style style:name="T174" style:family="text">
      <style:text-properties officeooo:rsid="028208a9"/>
    </style:style>
    <style:style style:name="T175" style:family="text">
      <style:text-properties officeooo:rsid="0284ac7d"/>
    </style:style>
    <style:style style:name="T176" style:family="text">
      <style:text-properties officeooo:rsid="02876dcf"/>
    </style:style>
    <style:style style:name="T177" style:family="text">
      <style:text-properties officeooo:rsid="028cf1e8"/>
    </style:style>
    <style:style style:name="T178" style:family="text">
      <style:text-properties officeooo:rsid="029078c5"/>
    </style:style>
    <style:style style:name="T179" style:family="text">
      <style:text-properties officeooo:rsid="0291b2a7"/>
    </style:style>
    <style:style style:name="T180" style:family="text">
      <style:text-properties officeooo:rsid="0296d71b"/>
    </style:style>
    <style:style style:name="T181" style:family="text">
      <style:text-properties officeooo:rsid="02989953"/>
    </style:style>
    <style:style style:name="T182" style:family="text">
      <style:text-properties officeooo:rsid="029c17aa"/>
    </style:style>
    <style:style style:name="T183" style:family="text">
      <style:text-properties officeooo:rsid="029c3896"/>
    </style:style>
    <style:style style:name="T184" style:family="text">
      <style:text-properties officeooo:rsid="029c9888"/>
    </style:style>
    <style:style style:name="T185" style:family="text">
      <style:text-properties officeooo:rsid="02a0247a"/>
    </style:style>
    <style:style style:name="T186" style:family="text">
      <style:text-properties officeooo:rsid="02aa88e2"/>
    </style:style>
    <style:style style:name="T187" style:family="text">
      <style:text-properties officeooo:rsid="02ac6110"/>
    </style:style>
    <style:style style:name="T188" style:family="text">
      <style:text-properties officeooo:rsid="02adfdce"/>
    </style:style>
    <style:style style:name="T189" style:family="text">
      <style:text-properties officeooo:rsid="02b35911"/>
    </style:style>
    <style:style style:name="T190" style:family="text">
      <style:text-properties officeooo:rsid="02b657e9"/>
    </style:style>
    <style:style style:name="T191" style:family="text">
      <style:text-properties officeooo:rsid="02b8e716"/>
    </style:style>
    <style:style style:name="T192" style:family="text">
      <style:text-properties officeooo:rsid="02bad5d4"/>
    </style:style>
    <style:style style:name="T193" style:family="text">
      <style:text-properties officeooo:rsid="02bea40c"/>
    </style:style>
    <style:style style:name="T194" style:family="text">
      <style:text-properties officeooo:rsid="02c1105c"/>
    </style:style>
    <style:style style:name="T195" style:family="text">
      <style:text-properties officeooo:rsid="02c2f943"/>
    </style:style>
    <style:style style:name="T196" style:family="text">
      <style:text-properties officeooo:rsid="02c34328"/>
    </style:style>
    <style:style style:name="T197" style:family="text">
      <style:text-properties officeooo:rsid="02c36c18"/>
    </style:style>
    <style:style style:name="T198" style:family="text">
      <style:text-properties officeooo:rsid="02c43678"/>
    </style:style>
    <style:style style:name="T199" style:family="text">
      <style:text-properties officeooo:rsid="02c565b2"/>
    </style:style>
    <style:style style:name="T200" style:family="text">
      <style:text-properties officeooo:rsid="02c99356"/>
    </style:style>
    <style:style style:name="T201" style:family="text">
      <style:text-properties officeooo:rsid="02cbd061"/>
    </style:style>
    <style:style style:name="T202" style:family="text">
      <style:text-properties officeooo:rsid="02cc7059"/>
    </style:style>
    <style:style style:name="T203" style:family="text">
      <style:text-properties officeooo:rsid="02ce5e7c"/>
    </style:style>
    <style:style style:name="T204" style:family="text">
      <style:text-properties officeooo:rsid="02ce7705"/>
    </style:style>
    <style:style style:name="T205" style:family="text">
      <style:text-properties officeooo:rsid="02d07fc3"/>
    </style:style>
    <style:style style:name="T206" style:family="text">
      <style:text-properties officeooo:rsid="02d213d6"/>
    </style:style>
    <style:style style:name="T207" style:family="text">
      <style:text-properties officeooo:rsid="02d28e61"/>
    </style:style>
    <style:style style:name="T208" style:family="text">
      <style:text-properties officeooo:rsid="02d5e946"/>
    </style:style>
    <style:style style:name="T209" style:family="text">
      <style:text-properties officeooo:rsid="02d73229"/>
    </style:style>
    <style:style style:name="T210" style:family="text">
      <style:text-properties officeooo:rsid="02d8f0a4"/>
    </style:style>
    <style:style style:name="T211" style:family="text">
      <style:text-properties officeooo:rsid="02d9fd6d"/>
    </style:style>
    <style:style style:name="T212" style:family="text">
      <style:text-properties officeooo:rsid="02e0f633"/>
    </style:style>
    <style:style style:name="T213" style:family="text">
      <style:text-properties officeooo:rsid="02e2bb9c"/>
    </style:style>
    <style:style style:name="T214" style:family="text">
      <style:text-properties officeooo:rsid="02e44d30"/>
    </style:style>
    <style:style style:name="T215" style:family="text">
      <style:text-properties officeooo:rsid="02ea8c26"/>
    </style:style>
    <style:style style:name="T216" style:family="text">
      <style:text-properties officeooo:rsid="02eaef73"/>
    </style:style>
    <style:style style:name="T217" style:family="text">
      <style:text-properties officeooo:rsid="02f3d631"/>
    </style:style>
    <style:style style:name="T218" style:family="text">
      <style:text-properties officeooo:rsid="02fde2fd"/>
    </style:style>
    <style:style style:name="T219" style:family="text">
      <style:text-properties officeooo:rsid="0254bbe6"/>
    </style:style>
    <style:style style:name="T220" style:family="text">
      <style:text-properties officeooo:rsid="0259ca7a"/>
    </style:style>
    <style:style style:name="T221" style:family="text">
      <style:text-properties officeooo:rsid="0257ca57"/>
    </style:style>
    <style:style style:name="T222" style:family="text">
      <style:text-properties officeooo:rsid="025ef613"/>
    </style:style>
    <style:style style:name="T223" style:family="text">
      <style:text-properties officeooo:rsid="02ff3f0c"/>
    </style:style>
    <style:style style:name="T224" style:family="text">
      <style:text-properties officeooo:rsid="030447b6"/>
    </style:style>
    <style:style style:name="T225" style:family="text">
      <style:text-properties officeooo:rsid="0304e70e"/>
    </style:style>
    <style:style style:name="T226" style:family="text">
      <style:text-properties officeooo:rsid="03065852"/>
    </style:style>
    <style:style style:name="T227" style:family="text">
      <style:text-properties officeooo:rsid="03071b87"/>
    </style:style>
    <style:style style:name="T228" style:family="text">
      <style:text-properties officeooo:rsid="0308a60e"/>
    </style:style>
    <style:style style:name="T229" style:family="text">
      <style:text-properties officeooo:rsid="030c9310"/>
    </style:style>
    <style:style style:name="T230" style:family="text">
      <style:text-properties officeooo:rsid="03120925"/>
    </style:style>
    <style:style style:name="T231" style:family="text">
      <style:text-properties officeooo:rsid="0313c48a"/>
    </style:style>
    <style:style style:name="T232" style:family="text">
      <style:text-properties officeooo:rsid="0318ace4"/>
    </style:style>
    <style:style style:name="T233" style:family="text">
      <style:text-properties officeooo:rsid="031b32a9"/>
    </style:style>
    <style:style style:name="T234" style:family="text">
      <style:text-properties officeooo:rsid="031bb833"/>
    </style:style>
    <style:style style:name="T235" style:family="text">
      <style:text-properties officeooo:rsid="031c01d2"/>
    </style:style>
    <style:style style:name="T236" style:family="text">
      <style:text-properties officeooo:rsid="031c0b0e"/>
    </style:style>
    <style:style style:name="T237" style:family="text">
      <style:text-properties officeooo:rsid="031eb39b"/>
    </style:style>
    <style:style style:name="T238" style:family="text">
      <style:text-properties officeooo:rsid="031ef2d8"/>
    </style:style>
    <style:style style:name="T239" style:family="text">
      <style:text-properties officeooo:rsid="031f7c57"/>
    </style:style>
    <style:style style:name="T240" style:family="text">
      <style:text-properties officeooo:rsid="03215c2f"/>
    </style:style>
    <style:style style:name="T241" style:family="text">
      <style:text-properties officeooo:rsid="0325d4c7"/>
    </style:style>
    <style:style style:name="T242" style:family="text">
      <style:text-properties officeooo:rsid="032827d8"/>
    </style:style>
    <style:style style:name="T243" style:family="text">
      <style:text-properties officeooo:rsid="03299901"/>
    </style:style>
    <style:style style:name="T244" style:family="text">
      <style:text-properties officeooo:rsid="032c4f6f"/>
    </style:style>
    <style:style style:name="T245" style:family="text">
      <style:text-properties officeooo:rsid="032d5bc8"/>
    </style:style>
    <style:style style:name="T246" style:family="text">
      <style:text-properties officeooo:rsid="032f0724"/>
    </style:style>
    <style:style style:name="T247" style:family="text">
      <style:text-properties officeooo:rsid="03321d86"/>
    </style:style>
    <style:style style:name="T248" style:family="text">
      <style:text-properties officeooo:rsid="03345571"/>
    </style:style>
    <style:style style:name="T249" style:family="text">
      <style:text-properties officeooo:rsid="033518e8"/>
    </style:style>
    <style:style style:name="T250" style:family="text">
      <style:text-properties officeooo:rsid="0337b3e1"/>
    </style:style>
    <style:style style:name="T251" style:family="text">
      <style:text-properties officeooo:rsid="03398690"/>
    </style:style>
    <style:style style:name="T252" style:family="text">
      <style:text-properties officeooo:rsid="033e6771"/>
    </style:style>
    <style:style style:name="T253" style:family="text">
      <style:text-properties officeooo:rsid="033ec8e3"/>
    </style:style>
    <style:style style:name="T254" style:family="text">
      <style:text-properties officeooo:rsid="033f6a8d"/>
    </style:style>
    <style:style style:name="T255" style:family="text">
      <style:text-properties officeooo:rsid="0340d3da"/>
    </style:style>
    <style:style style:name="T256" style:family="text">
      <style:text-properties officeooo:rsid="0344af75"/>
    </style:style>
    <style:style style:name="T257" style:family="text">
      <style:text-properties officeooo:rsid="034fc41d"/>
    </style:style>
    <style:style style:name="T258" style:family="text">
      <style:text-properties officeooo:rsid="0351b8ff"/>
    </style:style>
    <style:style style:name="T259" style:family="text">
      <style:text-properties officeooo:rsid="035351ef"/>
    </style:style>
    <style:style style:name="T260" style:family="text">
      <style:text-properties officeooo:rsid="0357cb05"/>
    </style:style>
    <style:style style:name="T261" style:family="text">
      <style:text-properties officeooo:rsid="0358c16a"/>
    </style:style>
    <style:style style:name="T262" style:family="text">
      <style:text-properties officeooo:rsid="035a8cbb"/>
    </style:style>
    <style:style style:name="T263" style:family="text">
      <style:text-properties officeooo:rsid="03607a2b"/>
    </style:style>
    <style:style style:name="T264" style:family="text">
      <style:text-properties officeooo:rsid="036137de"/>
    </style:style>
    <style:style style:name="T265" style:family="text">
      <style:text-properties officeooo:rsid="0362ee6d"/>
    </style:style>
    <style:style style:name="T266" style:family="text">
      <style:text-properties officeooo:rsid="0366d1c0"/>
    </style:style>
    <style:style style:name="T267" style:family="text">
      <style:text-properties officeooo:rsid="03673dc9"/>
    </style:style>
    <style:style style:name="T268" style:family="text">
      <style:text-properties officeooo:rsid="0368ad87"/>
    </style:style>
    <style:style style:name="T269" style:family="text">
      <style:text-properties officeooo:rsid="036e82ba"/>
    </style:style>
    <style:style style:name="T270" style:family="text">
      <style:text-properties officeooo:rsid="03712112"/>
    </style:style>
    <style:style style:name="T271" style:family="text">
      <style:text-properties officeooo:rsid="0374431a"/>
    </style:style>
    <style:style style:name="T272" style:family="text">
      <style:text-properties officeooo:rsid="0375bb7e"/>
    </style:style>
    <style:style style:name="T273" style:family="text">
      <style:text-properties officeooo:rsid="037a1f07"/>
    </style:style>
    <style:style style:name="T274" style:family="text">
      <style:text-properties officeooo:rsid="037e50d7"/>
    </style:style>
    <style:style style:name="T275" style:family="text">
      <style:text-properties officeooo:rsid="038059c6"/>
    </style:style>
    <style:style style:name="T276" style:family="text">
      <style:text-properties officeooo:rsid="03852ca3"/>
    </style:style>
    <style:style style:name="T277" style:family="text">
      <style:text-properties officeooo:rsid="0388f9e4"/>
    </style:style>
    <style:style style:name="T278" style:family="text">
      <style:text-properties officeooo:rsid="038a055a"/>
    </style:style>
    <style:style style:name="T279" style:family="text">
      <style:text-properties officeooo:rsid="038a82e4"/>
    </style:style>
    <style:style style:name="T280" style:family="text">
      <style:text-properties officeooo:rsid="038de66b"/>
    </style:style>
    <style:style style:name="T281" style:family="text">
      <style:text-properties officeooo:rsid="03916136"/>
    </style:style>
    <style:style style:name="T282" style:family="text">
      <style:text-properties officeooo:rsid="0392eadc"/>
    </style:style>
    <style:style style:name="T283" style:family="text">
      <style:text-properties officeooo:rsid="0392fc86"/>
    </style:style>
    <style:style style:name="T284" style:family="text">
      <style:text-properties officeooo:rsid="0394842a"/>
    </style:style>
    <style:style style:name="T285" style:family="text">
      <style:text-properties officeooo:rsid="03975d19"/>
    </style:style>
    <style:style style:name="T286" style:family="text">
      <style:text-properties officeooo:rsid="03998d50"/>
    </style:style>
    <style:style style:name="T287" style:family="text">
      <style:text-properties officeooo:rsid="039b168a"/>
    </style:style>
    <style:style style:name="T288" style:family="text">
      <style:text-properties officeooo:rsid="039d5285"/>
    </style:style>
    <style:style style:name="T289" style:family="text">
      <style:text-properties officeooo:rsid="03a0d949"/>
    </style:style>
    <style:style style:name="T290" style:family="text">
      <style:text-properties officeooo:rsid="03a93f3f"/>
    </style:style>
    <style:style style:name="T291" style:family="text">
      <style:text-properties officeooo:rsid="03acb446"/>
    </style:style>
    <style:style style:name="T292" style:family="text">
      <style:text-properties officeooo:rsid="03ae287a"/>
    </style:style>
    <style:style style:name="T293" style:family="text">
      <style:text-properties officeooo:rsid="03af0c32"/>
    </style:style>
    <style:style style:name="T294" style:family="text">
      <style:text-properties officeooo:rsid="03afbf0d"/>
    </style:style>
    <style:style style:name="T295" style:family="text">
      <style:text-properties officeooo:rsid="03ba617f"/>
    </style:style>
    <style:style style:name="T296" style:family="text">
      <style:text-properties officeooo:rsid="03bd1e85"/>
    </style:style>
    <style:style style:name="T297" style:family="text">
      <style:text-properties officeooo:rsid="03be5cbe"/>
    </style:style>
    <style:style style:name="T298" style:family="text">
      <style:text-properties officeooo:rsid="03c07314"/>
    </style:style>
    <style:style style:name="T299" style:family="text">
      <style:text-properties officeooo:rsid="03ce9a03"/>
    </style:style>
    <style:style style:name="T300" style:family="text">
      <style:text-properties officeooo:rsid="03dc42ef"/>
    </style:style>
    <style:style style:name="T301" style:family="text">
      <style:text-properties officeooo:rsid="03dd0eac"/>
    </style:style>
    <style:style style:name="T302" style:family="text">
      <style:text-properties officeooo:rsid="03dfa251"/>
    </style:style>
    <style:style style:name="T303" style:family="text">
      <style:text-properties officeooo:rsid="03dfee5e"/>
    </style:style>
    <style:style style:name="T304" style:family="text">
      <style:text-properties officeooo:rsid="03e05f22"/>
    </style:style>
    <style:style style:name="T305" style:family="text">
      <style:text-properties officeooo:rsid="03e4b2a1"/>
    </style:style>
    <style:style style:name="T306" style:family="text">
      <style:text-properties officeooo:rsid="03e6cac4"/>
    </style:style>
    <style:style style:name="T307" style:family="text">
      <style:text-properties officeooo:rsid="03e9e1c2"/>
    </style:style>
    <style:style style:name="T308" style:family="text">
      <style:text-properties officeooo:rsid="03ec4ee7"/>
    </style:style>
    <style:style style:name="T309" style:family="text">
      <style:text-properties officeooo:rsid="03ee3827"/>
    </style:style>
    <style:style style:name="T310" style:family="text">
      <style:text-properties officeooo:rsid="03f01ff2"/>
    </style:style>
    <style:style style:name="T311" style:family="text">
      <style:text-properties officeooo:rsid="03f1beaa"/>
    </style:style>
    <style:style style:name="T312" style:family="text">
      <style:text-properties officeooo:rsid="03f39706"/>
    </style:style>
    <style:style style:name="T313" style:family="text">
      <style:text-properties officeooo:rsid="03f39918"/>
    </style:style>
    <style:style style:name="T314" style:family="text">
      <style:text-properties officeooo:rsid="03f8d503"/>
    </style:style>
    <style:style style:name="T315" style:family="text">
      <style:text-properties officeooo:rsid="03f8fc70"/>
    </style:style>
    <style:style style:name="T316" style:family="text">
      <style:text-properties officeooo:rsid="03fa6fe8"/>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h text:style-name="Heading_20_2" text:outline-level="2">Presentación.</text:h>
      <text:p text:style-name="P17">Hola, mi nombre es José Luis Quiroga Beltrán, el objetivo <text:span text:style-name="T4">de </text:span>ést<text:span text:style-name="T4">e</text:span> <text:span text:style-name="T4">video</text:span> es <text:span text:style-name="T289">darle unas buenas noticias y otras que no parecen buenas.</text:span></text:p>
      <text:p text:style-name="P17"><text:span text:style-name="T289">Amo La Lógica. Amo La Verdad. Amo La Vida. Amo La Libertad. Amo La Justicia. Espero serles fiel a lo largo de esta presentación.</text:span> <text:span text:style-name="T289">Y poder mostrar los argumentos, los conceptos, la evidencia y la forma en que ese amor me llevo, me hizo amar, a Yeshua, a mi Padre, a su Espíritu y las narraciones comúnmente conocidas con el nombre de La Biblia.</text:span></text:p>
      <text:p text:style-name="P18">A manera de advertencia debo decir que a lo largo de este video, y con la única intención de hacer mas efectiva la comunicación: voy a usar cualquier recurso de actuación que considere oportuno.</text:p>
      <text:p text:style-name="P19">Voy a actuar esta presentación. Voy a hacer énfasis en diferentes momentos y de diferentes maneras. <text:span text:style-name="T290">Voy a repetir, voy a aclarar, voy a subir el tono de voz. </text:span>Voy a parecer emocionado, enojado, sarcástico, burlón, triste, alegre. Voy a cantar, voy a orar, <text:span text:style-name="T293">voy a leer la biblia, </text:span>voy a hacer lo que considere necesario para <text:span text:style-name="T290">comunicar lo que deseo comunicar</text:span>. <text:span text:style-name="T290">El objetivo no es solo conservar su atención. Es comunicar una idea. </text:span></text:p>
      <text:p text:style-name="P27">Espero lograr mi objetivo.</text:p>
      <text:p text:style-name="P29">Por ejemplo, en cualquier momento puedo cerrar mis ojos, levantar mi cabeza y mis manos y decir algo como:</text:p>
      <text:p text:style-name="Texto_5f_Oración">Padre Celestial, te pido en el nombre <text:span text:style-name="T292">que es sobre todo nombre, en el nombre </text:span>de tu hijo Jesucristo, que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O puede que comience a cantar en cualquier momento:</text:p>
      <text:p text:style-name="Texto_5f_Canto">Nuestros corazones, insaciables son</text:p>
      <text:p text:style-name="P22">No se preocupe que no pienso convencerlo de que la biblia es cierta. Yo no puedo hacer eso. <text:span text:style-name="T294">Lo que si voy a hacer es leerle los versículos de la biblia que considere necesarios </text:span><text:soft-page-break/><text:span text:style-name="T294">para comunicar lo que quiero comunicar. Y que sean La Lógica y La Vida misma, en el momento Justo, las que le revelen La Verdad.</text:span></text:p>
      <text:p text:style-name="P28">Está advertido. </text:p>
      <text:h text:style-name="Heading_20_2" text:outline-level="2">Preguntas.</text:h>
      <text:p text:style-name="P2"><text:span text:style-name="T5">Si alguien dice “C</text:span>reo en la biblia <text:span text:style-name="T5">y</text:span> creo en la ciencia”, <text:span text:style-name="T5">es muy fácil pensar que dicha persona o no sabe mucho de lo que dice la biblia</text:span>, <text:span text:style-name="T5">o no sabe mucho de lo que dice la ciencia, o vive en permanente contradicción y no le importa.</text:span></text:p>
      <text:p text:style-name="P24">Esto porque cuando se sabe algo de ciencia <text:span text:style-name="T6">y de bibl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25">Y también surgen muchas preguntas respecto a la lógica de la biblia misma.</text:p>
      <text:p text:style-name="P26">Surgen preguntas:</text:p>
      <text:p text:style-name="P23">Si el universo tiene 6 mil años, <text:span text:style-name="T27">el tiempo que ha pasado desde La Creación según la biblia</text:span>, ¿Como es posible que veamos estrellas que están a millones de años luz?</text:p>
      <text:p text:style-name="P6">¿<text:span text:style-name="T10">Como es posible que los dinosaurios hallan vivido hace 80 millones de años y que la biblia sea también cierta?</text:span></text:p>
      <text:p text:style-name="P8">¿Como es posible que el universo exista desde hace mas de 14 mil millones de años y que la biblia sea también cierta?</text:p>
      <text:p text:style-name="P8">¿Como es posible que la teoría de la evolución y la biblia sean ambas ciertas?</text:p>
      <text:p text:style-name="P4"><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5">Si es cierto lo que dice Jesucristo que nadie va al padre sino por el, <text:span text:style-name="T23">¿</text:span>Adán va al cielo o al infierno?</text:p>
      <text:p text:style-name="P3">Si Dios <text:span text:style-name="T9">es bueno, es amor, </text:span>quiere la <text:span text:style-name="T7">salvación</text:span> de <text:span text:style-name="T7">todos y no hay nada imposible para el, ¿Por qué solo unos pocos se salvan?</text:span></text:p>
      <text:p text:style-name="P7">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7"><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9">¿Como es posible que la cronología de la historia Egipcia y la biblia sean ambas ciertas?</text:p>
      <text:p text:style-name="P10"><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15">El rey va y mata, asesina, mujeres niños, hasta los de pecho, ancianos, hombres y animales, mata todo, asesina todo, hasta el gato. Solo deja con vida al rey <text:span text:style-name="T296">de Amelec</text:span> y los mejores animales, con la intención de también matarlos en sacrificio a ese Dios que le dio la orden de matar todo. </text:p>
      <text:p text:style-name="P15">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10"><text:span text:style-name="T297">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15"><text:soft-page-break/>¿Como explicar a ese Dios bueno, que todo lo sabe, pero que ordena matar después de haber mandado no matar y que se vive arrepintiendo de lo que sabia que iba a pasar?</text:p>
      <text:p text:style-name="P14">Ese mismo Dios que se le olvid<text:span text:style-name="T34">ó</text:span> poner como mandamiento “no esclavizar”, tal vez porque ahora nos quiere de esclavos.</text:p>
      <text:p text:style-name="P11">Y las serpientes, que hablan.</text:p>
      <text:p text:style-name="P11">Y los burros que hablan.</text:p>
      <text:p text:style-name="P11">Y que todos salimos de una parejita.</text:p>
      <text:p text:style-name="P11">Y que primero fueron la tierra y el mar y luego las estrellas.</text:p>
      <text:p text:style-name="P11">Y que todo se creo en siete días. Esos que tienen mañana y tarde.</text:p>
      <text:p text:style-name="P11">Y que <text:span text:style-name="T17">unos tipos viven en un desierto de </text:span>pan <text:span text:style-name="T17">que cae </text:span>del cielo por cuarenta años.</text:p>
      <text:p text:style-name="P11">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6">Y que <text:span text:style-name="T43">Noe tuvo sus hijos como a los 500 y pucho de años. ¿Serian añitos?</text:span></text:p>
      <text:p text:style-name="P16"><text:span text:style-name="T43">Y que </text:span>antes del diluvio las personas vivían como 900 años.</text:p>
      <text:p text:style-name="P11">Y que un pez grande se traga un tipo y después de tres días lo escupe en un playa. <text:span text:style-name="T16">Jonás.</text:span></text:p>
      <text:p text:style-name="P12">Y <text:span text:style-name="T16">que </text:span>los muertos resucitan.</text:p>
      <text:p text:style-name="P12"><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3">No parece muy científico <text:span text:style-name="T22">ni lógico</text:span> el asunto. <text:span text:style-name="T20">¿No?</text:span></text:p>
      <text:p text:style-name="P20">Surgen muchas preguntas. <text:span text:style-name="T295">Muchas de ellas asumen otras preguntas. Muchas de ellas asumen cosas que no dice la biblia. Muchas de ellas asumen cosas que no dice la ciencia.</text:span></text:p>
      <text:p text:style-name="P21">Este video no va a responder estas preguntas una por una. Mas bien <text:span text:style-name="T291">tiene la intención de</text:span> matar todos los pájaros de un tiro.</text:p>
      <text:h text:style-name="Heading_20_1" text:outline-level="1"><text:soft-page-break/>Creador.</text:h>
      <text:h text:style-name="Heading_20_2" text:outline-level="2">Creatividad <text:span text:style-name="T35">técnica</text:span>.</text:h>
      <text:p text:style-name="P30">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sistemas de fabricas que fabrican OBJETOS que le facilitan al hombre suplir sus necesidades básicas de comida, ropa, aseo y vivienda.</text:p>
      <text:p text:style-name="P31">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33">La creatividad técnica, es de lejos, el mecanismo mas importante, mas confiable, para sustentar cualquier modelo o teoría científica.</text:p>
      <text:p text:style-name="P33">Nadie puede <text:span text:style-name="T58">racionalmente </text:span>decir hoy: ”Yo no creo en aviones”, “<text:span text:style-name="T44">No, no, es que, yo no creo en aviones”.</text:span></text:p>
      <text:p text:style-name="P33">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4">Nadie puede <text:span text:style-name="T59">racionalmente </text:span>decir hoy:”Yo no creo en <text:span text:style-name="T45">computadores</text:span>”, “<text:span text:style-name="T44">No, no, es que, yo no creo en computadores”.</text:span></text:p>
      <text:p text:style-name="P35">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6"><text:span text:style-name="T46">Sin embargo, no se puede decir lo mismo de l</text:span>o muy grande, lo muy lejano, lo muy pequeño, el pasado, el futuro.</text:p>
      <text:p text:style-name="P32">¿Quien ha construido una estrella, <text:span text:style-name="T42">una galaxia</text:span>?</text:p>
      <text:p text:style-name="P32"><text:soft-page-break/>¿Quien ha construido <text:span text:style-name="T39">materia de la nada</text:span>?</text:p>
      <text:p text:style-name="P32">¿Quien ha construido un segundo, un minuto, una hora?</text:p>
      <text:p text:style-name="P37">La creatividad técnica, <text:span text:style-name="T51">esa que usamos en el día a día, </text:span>no ha llegado a ese punto.</text:p>
      <text:p text:style-name="P37">Eso significa que las teorías científicas que hablan de este tipo de cosas no son tan científicas. No son realmente conocimiento.</text:p>
      <text:p text:style-name="P38">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67">Cuando sea <text:span text:style-name="T101">racionalmente </text:span>imposible decir:”Yo no creo que viajemos a las estrellas”, <text:span text:style-name="T100">c</text:span>uando sea <text:span text:style-name="T101">racionalmente </text:span>imposible decir:“Yo no creo en el viaje en el tiempo”, para la persona del común, <text:span text:style-name="T100">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197">Mientras tanto no. <text:span text:style-name="T276">Mientras tanto son solo conjeturas.</text:span></text:p>
      <text:p text:style-name="P203">La palabra “ciencia” <text:span text:style-name="T315">y la palabra “saber” s</text:span>e han vuel<text:span text:style-name="T299">t</text:span>o sinónimo<text:span text:style-name="T315">s</text:span> de “certeza” <text:span text:style-name="T316">en la mente de la mayoría de las personas</text:span>.</text:p>
      <text:p text:style-name="P199">Hay personas que creen tener certeza de lo que paso hace millones de años. “Esta demostrado científicamente”. “Lo sabemos”. “La ciencia ya lo demostró”.</text:p>
      <text:p text:style-name="P198"><text:span text:style-name="T316">El mejor test para una hipótesis científica es la creatividad técnica. Mucho mas confiable que cualquier otro para no terminar llamando “ciencia” a una “religión”.</text:span></text:p>
      <text:h text:style-name="Heading_20_2" text:outline-level="2"><text:span text:style-name="T60">Complejidad técnica</text:span>.</text:h>
      <text:p text:style-name="P39">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40">Nadie puede racionalmente decir que: “es más fácil hacer un computador que hacer un <text:span text:style-name="T65">cuchillo</text:span>”. <text:span text:style-name="T62">Hacer un computador? Uff facilisimo, pan comido, cualquiera puede hacerlo. </text:span><text:soft-page-break/><text:span text:style-name="T62">Hacer un cuchillo? Ahh no, eso si ni modo, ni idea, nadie sabe como. H</text:span>acer el computador <text:span text:style-name="T62">requiere mas </text:span>creatividad técnica<text:span text:style-name="T61">.</text:span></text:p>
      <text:p text:style-name="P41">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2">Vemos y bajamos un video que nos gusta en Internet y se nos olvida lo que fue necesario para que eso pudiera suceder.</text:p>
      <text:p text:style-name="P42"><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3">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54">Por eso, es muy fácil subestimar la gran cantidad de avances en la creatividad técnica del hombre cuando simplemente se usa su resultado. Lo niños de ahora suelen pensar que Internet siempre a estado ahí.</text:p>
      <text:p text:style-name="P44"><text:span text:style-name="T69">Es fácil olvidar o ignorar que u</text:span>na mayor complejidad técnica requiere una mayor creatividad técnica.</text:p>
      <text:h text:style-name="Heading_20_2" text:outline-level="2">Biología.</text:h>
      <text:p text:style-name="P45">Uno de los campos mas estudiados, mediante <text:span text:style-name="T300">máquinas</text:span> <text:span text:style-name="T300">como el microscopio electrónico, </text:span>resultado de la creatividad técnica del hombre, es <text:span text:style-name="T300">el de todo lo relacionado con</text:span> plantas, animales y el hombre. <text:span text:style-name="T301">Lo biológico.</text:span></text:p>
      <text:p text:style-name="P45"><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5">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65">La maquinaria biológica es muchísimo mas compleja que la maquinaria hecha por el hombre.</text:p>
      <text:p text:style-name="P63">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64">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50">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6"><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47"><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47">Nadie a creado una maquina que piense, que pueda remplazar al ser humano. Todas las maquinas que el hombre ha creado necesitan del hombre en <text:span text:style-name="T74">algún</text:span> momento para seguir funcionando.</text:p>
      <text:p text:style-name="P78">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200">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204">En biología el hombre todavía no tiene creatividad técnica. Usa máquinas resultado de la creatividad técnica para estudiar la maquinaria biológica. Pero no construye maquinaria biológica. No tenemos ni idea como hacerlo.</text:p>
      <text:h text:style-name="Heading_20_2" text:outline-level="2"><text:bookmark-start text:name="__RefHeading___Toc2348_2607073284"/><text:soft-page-break/>Creador.<text:bookmark-end text:name="__RefHeading___Toc2348_2607073284"/></text:h>
      <text:p text:style-name="P59">Es indudable que el hombre tiene una gran creatividad técnica.</text:p>
      <text:p text:style-name="P51">La pregunta que surge es:</text:p>
      <text:p text:style-name="P52"><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52">Es absurdo.</text:p>
      <text:p text:style-name="P80">Es como <text:span text:style-name="T135">si alguien dijera:</text:span></text:p>
      <text:p text:style-name="P83">¿Hacer un cuchillo? Genial ! Inteligentisimo ! Gran Creatividad ! Qué maravilla de tecnología ! Que diseño !</text:p>
      <text:p text:style-name="P83">¿Hacer un Computador? Ahh no, eso si se hace solo. Eso solo hay que esperar <text:span text:style-name="T302">miles de </text:span>millones de años y se arma solito. Eso no tiene gracia. Que tontería. Mírelos ahí están. <text:span text:style-name="T298">Esa es la prueba de que se arman solos. </text:span>Eso no tiene problema. Ahí esta la prueba.</text:p>
      <text:p text:style-name="P53"><text:span text:style-name="T136">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303">programa</text:span> mencionado.</text:p>
      <text:p text:style-name="P82">Pero eso es lo que algunas personas creen, si se lo enseñan desde <text:span text:style-name="T304">chiquitas</text:span> en el colegio.</text:p>
      <text:p text:style-name="P81">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7">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6">Esa maquina tiene un problema de software. Tiene un virus <text:span text:style-name="T91">que la esta matando</text:span>. <text:span text:style-name="T92">Que <text:s/>a veces la hace pensar de manera absurda.</text:span> Necesita el antivirus.</text:p>
      <text:p text:style-name="P55"><text:span text:style-name="T98">Por el</text:span> contrario, <text:span text:style-name="T98">si tenemos que:</text:span></text:p>
      <text:p text:style-name="P61"><text:span text:style-name="T99">1. Una mayor complejidad en una máquina requiere una mayor creatividad técnica. </text:span><text:a xlink:type="simple" xlink:href="#0.4.Complejidad técnica.|outline" text:style-name="Internet_20_link" text:visited-style-name="Visited_20_Internet_20_Link"><text:span text:style-name="T99">(1)</text:span></text:a></text:p>
      <text:p text:style-name="P61"><text:span text:style-name="T99">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99">(2)</text:span></text:a></text:p>
      <text:p text:style-name="P56"><text:span text:style-name="T98">Es perfectamente lógico concluir </text:span>que:</text:p>
      <text:p text:style-name="P56">Las máquinas biológicas requieren <text:span text:style-name="T96">una </text:span>creatividad técnica <text:span text:style-name="T96">mucho mayor </text:span>que la <text:span text:style-name="T97">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201">Pero no, ahí están todos los que creen que la cosa fue a punta de chepa. Y que creen que eso está “demostrado <text:span text:style-name="T305">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Texto_5f_Biblia">“Como son más altos los cielos que la tierra, así son mis caminos más altos que vuestros caminos, y mis pensamientos más que vuestros pensamientos.”</text:p>
      <text:p text:style-name="P60"><text:span text:style-name="T306">Una creatividad técnica, por definición, presupone u</text:span>n creador.</text:p>
      <text:p text:style-name="Text_20_body">¿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Text_20_body"><text:soft-page-break/>El punto es que HAY un creador.</text:p>
      <text:p text:style-name="P202">¿Quiere conocerlo? El quiere lo <text:span text:style-name="T307">mismo</text:span>.</text:p>
      <text:h text:style-name="P205" text:outline-level="2">Evidencia.</text:h>
      <text:p text:style-name="P68">Tod<text:span text:style-name="T159">a</text:span> la evidencia nos muestra que el ser humano tiene creatividad técnica, que es un ser técnicamente creativo.</text:p>
      <text:p text:style-name="P68"><text:span text:style-name="T102">Ahí</text:span> están todas las máquinas diseñadas y construidas por el hombre que cada vez son mas complejas y con mayor funcionalidad. Esa es la evidencia de su creatividad técnica.</text:p>
      <text:p text:style-name="P69">No hay ninguna evidencia de que las plantas o animales tengan esa misma característica. <text:s/><text:span text:style-name="T107">L</text:span>os pájaros <text:span text:style-name="T107">siempre hacen sus nidos </text:span>de la misma manera. Nada de lo que hace una planta o un animal aumenta en complejidad. <text:span text:style-name="T108">No hay edificios hechas por pájaros.</text:span></text:p>
      <text:p text:style-name="P75"><text:span text:style-name="T109">Por el contrario, sí</text:span> observamos la existencia de máquinas mucho mas complejas que las creadas por el hombre. Cualquier planta, animal o el mismo ser humano <text:span text:style-name="T106">es</text:span> maquinaria mucho mas compleja que cualquier m<text:span text:style-name="T159">a</text:span>quina<text:span text:style-name="T159">ria</text:span> hecha por el hombre.</text:p>
      <text:p text:style-name="P48">Si pierdo un ojo en un accidente, no sabemos como reconstruir mi ojo a partir de mi ADN. O un riñón, o un pulmón. Sabemos que hay unas células madre. No sabemos como usar la información, los programas, que sabemos que tiene <text:span text:style-name="T15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77">Si <text:span text:style-name="T115">la naturaleza</text:span> es la causa de plantas, animales y personas, <text:span text:style-name="T115">esa naturaleza tendría que tener </text:span>una creatividad técnica de <text:span text:style-name="T103">una </text:span>magnitud <text:span text:style-name="T103">muchísimo mayor </text:span>que la que tiene el ser humano, <text:span text:style-name="T115">tendría que ser mucho mas inteligente, diseñadora y creativa</text:span>, <text:span text:style-name="T115">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text:span><text:soft-page-break/><text:span text:style-name="T115">pero muy superior en capacidad y creatividad técnica, puesto que no lo hemos logrado, que lo que hace el ser humano, cuando trata de diseñar maquinaria a tamaños nanometricos.</text:span></text:p>
      <text:p text:style-name="P76"><text:span text:style-name="T116">Así, es de esperarse, que si la naturaleza posee dicha creatividad técnica tan superior a la del hombre, sea </text:span>posible comunicarse <text:span text:style-name="T103">con</text:span> <text:span text:style-name="T116">ella. Sin embargo esa no es la experiencia externamente comprobable que observamos. No hay dialogo fluido y externamente comprobable entre la naturaleza y el hombre. Si lo hay, no es comprobable por una tercera persona.</text:span></text:p>
      <text:p text:style-name="P68"><text:span text:style-name="T122">Tampoco</text:span> <text:span text:style-name="T122">observamos</text:span> procesos en <text:span text:style-name="T116">la naturaleza</text:span> que indiquen que ést<text:span text:style-name="T116">a</text:span> tiene creatividad técnica. Si así fuera tendríamos que observar todo tipo de maquinarias de diferentes tipos y funcionalidades, <text:span text:style-name="T104">no todas biológicas, sino algunas parecidas a las máquinas hechas por los humanos, algo así como los transformers,</text:span> <text:span text:style-name="T105">o como las de avatar, </text:span>cada vez mas complejas, apareciendo día a día. <text:span text:style-name="T104">Pero no. No las observamos en la naturaleza, solo en nuestra imaginación y en las películas que nosotros mismos hacemos. Es posible que existan, pero no los observamos.</text:span></text:p>
      <text:p text:style-name="P70"><text:span text:style-name="T123">Por el contrario, toda l</text:span>a evidencia apunta a que una creatividad técnica muy superior a la nuestra fue la que creó todas las plantas, los animales y a nosotros mismos<text:span text:style-name="T122">. Un creador.</text:span></text:p>
      <text:h text:style-name="Heading_20_2" text:outline-level="2"><text:span text:style-name="T88">Reproducción</text:span>.</text:h>
      <text:p text:style-name="P71"><text:span text:style-name="T311">La creatividad técnica, si realmente lo es, permite</text:span> repetir una y otra vez el mismo proceso, <text:span text:style-name="T312">permite</text:span> <text:span text:style-name="T117">repetir </text:span>el mecanismo mediante el cual se fabricó un objeto, una máquina, una tecnología. <text:span text:style-name="T313">Nos permite reproducir la máquina, el objeto. Esa capacidad es</text:span> la que nos da la confianza necesaria en el conjunto de razonamientos, modelos matemáticos, teorías científicas, <text:span text:style-name="T111">en esa información </text:span>que explica dicho proceso. <text:span text:style-name="T118">La confianza</text:span> de que efectivamente <text:span text:style-name="T118">esa información, esos programas,</text:span> <text:span text:style-name="T118">son</text:span> ciertos, son correct<text:span text:style-name="T118">os, que funcionan para fabricar la maquinaria deseada y que esta va a funcionar en la forma deseada</text:span>. </text:p>
      <text:p text:style-name="P72">Si fabricamos miles de millones de celulares de manera casi automatizada, eso nos da confianza en que la <text:span text:style-name="T111">información</text:span> que explica el proceso de fabricación y del funcionamiento del celular, efectivamente funciona, <text:span text:style-name="T111">de que efectivamente dicha información es científica.</text:span></text:p>
      <text:p text:style-name="P72">Si me roban mi celular o me lo destruyen completamente, puedo obtener otro exactamente igual y si tengo copia de la información <text:span text:style-name="T119">que tenía en el celular</text:span>, puedo obtener otro celular que funciona exactamente igual <text:span text:style-name="T119">a</text:span>l que fue destruido.</text:p>
      <text:p text:style-name="P72"><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2">de manera idéntica porque nosotros no diseñamos ni a la hormiga ni al perro</text:span>. <text:span text:style-name="T110">No tenemos la información necesaria. </text:span></text:p>
      <text:p text:style-name="P74">Lo máximo que hemos logrado es el equivalente a poner a correr el programa de copia, los llama<text:span text:style-name="T120">mos</text:span> clones, <text:span text:style-name="T121">porque el resultado es un animal con exactamente el mismo ADN</text:span>. Pero no entendemos el funcionamiento del programa. <text:span text:style-name="T121">Solo sabemos ponerlo en ejecución.</text:span></text:p>
      <text:p text:style-name="P49">Si <text:span text:style-name="T126">usted </text:span>pierd<text:span text:style-name="T126">e</text:span> un ojo en un accidente, no sabemos como reconstruir <text:span text:style-name="T126">su</text:span> ojo a partir de <text:span text:style-name="T126">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4">biológicas </text:span>que el diseñ<text:span text:style-name="T113">ó</text:span>, en caso de ser destruida<text:span text:style-name="T113">s</text:span>, de la misma manera en que nosotros hacemos con un celular.</text:p>
      <text:p text:style-name="P73">Es mas, si se le da la gana, podría tomar <text:span text:style-name="T125">la información de respaldo, o copia de seguridad,</text:span> del software, y colocarla en una versión mas avanzada <text:span text:style-name="T125">del hardware, </text:span>de <text:span text:style-name="T125">ésta maquinaria biológica. Colocarla en </text:span>un cuerpo versión dos punto cero.</text:p>
      <text:p text:style-name="P73">La biblia <text:span text:style-name="T114">se refiere a este proceso como </text:span>resurrección en cuerpo glorioso.</text:p>
      <text:h text:style-name="Heading_20_1" text:outline-level="1">Resurrección.</text:h>
      <text:h text:style-name="Heading_20_2" text:outline-level="2">Futuro.</text:h>
      <text:p text:style-name="Text_20_body">Hoy <text:span text:style-name="T127">día</text:span>, con <text:span text:style-name="T128">los avances en tecnología construida por el</text:span> ser humano, es <text:span text:style-name="T127">fácil</text:span> imaginar un futuro, <text:span text:style-name="T127">así</text:span> sea lejano, de digamos un <text:span text:style-name="T127">millón</text:span> de años, en el que sea posible sacar copias exactas de una maquina <text:span text:style-name="T128">biológica bastante compleja</text:span>: el <text:span text:style-name="T128">cuerpo </text:span>humano. Si en dicho futuro se puede obtener una copia de seguridad de la <text:span text:style-name="T127">posición</text:span> de cada <text:span text:style-name="T127">átomo</text:span> de un objeto cualquiera y reproducir dicho objeto, <text:span text:style-name="T132">¿</text:span>por qu<text:span text:style-name="T132">é</text:span> no con <text:span text:style-name="T128">el cuerpo</text:span> humano? </text:p>
      <text:p text:style-name="Text_20_body">La <text:span text:style-name="T127">impresión</text:span> tridimensional de <text:span text:style-name="T127">átomo</text:span> por <text:span text:style-name="T127">átomo</text:span> resultante <text:span text:style-name="T127">podría</text:span> recordar todo lo que la persona recordaba hasta el momento de la copia. <text:span text:style-name="T310">Después</text:span>, al terminar la <text:span text:style-name="T127">impresión</text:span>, la <text:soft-page-break/>persona impresa <text:span text:style-name="T127">podría</text:span> preguntarse: ¿Quien gano la partida de ruleta rusa que <text:span text:style-name="T127">estábamos</text:span> jugando?</text:p>
      <text:p text:style-name="Text_20_body">Y desde ya se puede imaginar un futuro en <text:span text:style-name="T133">el </text:span>que se evite el envejecimiento de la persona logrando que durante la mitosis de las <text:span text:style-name="T127">células</text:span> del organismo no se <text:span text:style-name="T127">reduzca</text:span> el numero de telomeros de su cromosoma, ese contador de copias que determina el <text:span text:style-name="T127">máximo</text:span> número de copias que puede hacerse de un<text:span text:style-name="T127">a</text:span> <text:span text:style-name="T127">célula</text:span> dada.</text:p>
      <text:p text:style-name="Text_20_body"><text:span text:style-name="T127">Tecnologías</text:span> como la clonaci<text:span text:style-name="T309">ó</text:span>n, la <text:span text:style-name="T127">regeneración</text:span> celular, la impresión <text:span text:style-name="T127">tridimensional</text:span> y la <text:span text:style-name="T127">computación</text:span>, permiten imaginar un futuro en que el hombre con <text:span text:style-name="T127">tecnología</text:span> creada por el mismo, podría simular una vida eterna y una <text:span text:style-name="T127">resurrección. Ya hay varias películas que tratan el tema.</text:span></text:p>
      <text:p text:style-name="Text_20_body">Pero si esta es la vida eterna y la <text:span text:style-name="T127">resurrección</text:span> que puede imaginar un hombre del año 202<text:span text:style-name="T129">1</text:span>, contados a partir del año aproximado en que <text:span text:style-name="T127">nació</text:span> el Rey de Reyes, el Meshiakh de YHWH ; <text:span text:style-name="T129">¿</text:span>Como será la vida eterna y la <text:span text:style-name="T127">resurrección</text:span> que imaginó <text:span text:style-name="T134">la persona que </text:span>diseño y creo <text:span text:style-name="T129">é</text:span>ste cerebro que puede imaginar y crear cosas a imagen y semejanza de su creador? </text:p>
      <text:p text:style-name="P79"><text:span text:style-name="T130">¿</text:span>Como <text:span text:style-name="T130">serán</text:span> esas cosas que ojo no vio y <text:span text:style-name="T130">oído</text:span> no <text:span text:style-name="T130">oyó</text:span> a las que se refiere Pablo en el segundo capitulo de la <text:span text:style-name="T308">primera</text:span> carta a los Corintios?, <text:span text:style-name="T131">¿</text:span>Y que fueron preparadas desde antes de la <text:span text:style-name="T131">creación</text:span> del cielo y de la tierra <text:span text:style-name="T131">según</text:span> el <text:span text:style-name="T308">primer</text:span> cap<text:span text:style-name="T131">it</text:span>ulo de la carta a los Efesios?</text:p>
      <text:p text:style-name="P84">Veamos que dice la biblia.</text:p>
      <text:h text:style-name="Heading_20_2" text:outline-level="2">Física.</text:h>
      <text:p text:style-name="P106">La resurrección descrita en la biblia es física.</text:p>
      <text:p text:style-name="P86">Yeshua, según Lucas 24, después de haber sido resucitado, se aparece en medio de sus apóstoles y les dice: ”miren mis manos y mis pies soy yo mismo, <text:span text:style-name="T138">tóquenme</text:span> y vean. Un Espíritu no tiene carne ni huesos como ustedes ven que tengo yo”. Y en ese momento acept<text:span text:style-name="T139">ó</text:span> y comió pescado delante de ellos. A Tomás en Juan 20 le dice: “mete aquí tu dedo y mira mis manos y trae tu mano y metela en mi costado, no seas incrédulo, cree”. Y Tomás se arrodilla y le dice: ”Mi Señor y mi <text:span text:style-name="T138">Dios</text:span>”. La Biblia nos habla de una <text:span text:style-name="T138">resurrección</text:span> física, tiene cuerpo, se puede tocar, <text:span text:style-name="T140">puede comer, la persona que resucita, no es algo abstracto, no es un espíritu, es algo físico y tiene carne y huesos.</text:span></text:p>
      <text:p text:style-name="P87">También nos habla de una <text:span text:style-name="T138">resurrección</text:span> que tiene memoria, ellos lo reconocen como la misma persona que fue crucificada, que murió y que fue enterrada, <text:span text:style-name="T141">y que ahora está de </text:span><text:soft-page-break/><text:span text:style-name="T141">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88">Así que si yo veo y hablo con los muertos pero no los puedo tocar <text:span text:style-name="T142">y</text:span> ellos no pueden comer pescado, si no es algo físico, sino puramente espiritual, como el muerto que ve el rey Saúl por medio de una bruja en el primer libro de Samuel, lo más probable es que esté hablando con <text:span text:style-name="T143">un espíritu que será cualquier cosa menos Santo,</text:span> <text:span text:style-name="T144">de esos </text:span>que se hacen pasar por muertos, y no simplemente un problema mental. El levantar de entre los muertos que anuncia nuestro Señor es físico.</text:p>
      <text:h text:style-name="Heading_20_2" text:outline-level="2">No pueden morir.</text:h>
      <text:p text:style-name="P88">Ademas, <text:span text:style-name="T160">la resurrección descrita en la biblia</text:span> es una <text:span text:style-name="T138">resurrección</text:span> que es para no morir porque ya no puede morir. Yeshua le dice a unos saduceos, en Lucas 20, que: “los resucitados ya no pueden morir, pues serán como los ángeles, y serán hijos de <text:span text:style-name="T138">Dios</text:span>, por haber sido levantados”, es una <text:span text:style-name="T138">resurrección</text:span> que es para siempre. Esa es la <text:span text:style-name="T138">resurrección</text:span> de la que habla nuestro Señor.</text:p>
      <text:p text:style-name="P89">Pablo, en 1 corintios 15, explica que “lo que se entierra es corruptible, lo que resucita es incorruptible”, ya no puede morir. Mas adelante también en 1 corintios 15, dice que: “así como nos parecemos al hombre hecho de tierra, así también nos pareceremos a <text:span text:style-name="T145">aquel</text:span> que es del Cielo”. <text:span text:style-name="T146">Es decir en cuerpos parecidos a los de los ángeles, o al de nuestro señor después de ser resucitado. En Filipenses 3, Pablo explica que Jesucristo “cambiará nuestro cuerpo miserable para que sea como su propio cuerpo glorioso. Y lo hará por medio del poder que tiene para dominar todas las cosas”. Un cuerpo que ya no puede morir. Uno como el de El mismo.</text:span></text:p>
      <text:p text:style-name="P105">En Lucas 24, al tercer día de haber enterrado a Jesús, unos ángeles se les aparecen a las mujeres que fueron a la tumba y ellas llenas de miedo se inclinaron hasta el suelo, pero aquellos hombres les dijeron, por qué buscan ustedes entre los muertos al que está vivo? Vivo para siempre ! </text:p>
      <text:p text:style-name="P90">Así que si yo muero, me reviven, reescribo la divina comedia y luego me vuelvo a morir, como probablemente le pasó al hijo de la viuda cuando Elías lo revive, o al muerto que cuando lo van a enterrar <text:span text:style-name="T147">alcanza a </text:span>toca<text:span text:style-name="T147">r</text:span> los huesos de Eliseo, el sucesor de Elías, <text:span text:style-name="T147">y revive, no estamos hablando de el YHWH heelita min sheol, del levantar del sepulcro </text:span><text:soft-page-break/><text:span text:style-name="T147">que nos promete YHWH. El levantar de entre los muertos que promete nuestro señor no es para vivir un ratico después de haber muerto y luego morir para siempre. No, es para vida eterna, para no morir porque ya no se puede morir. </text:span></text:p>
      <text:h text:style-name="Heading_20_2" text:outline-level="2">En el cielo.</text:h>
      <text:p text:style-name="P91">Claro, la pregunta obvia es: Bueno, y si está vivo, ¿Donde está? </text:p>
      <text:p text:style-name="P91">Yo no lo he visto. ¿Donde está Yeshua?</text:p>
      <text:p text:style-name="P91">¿Donde está ese cuerpo al que Tomás le metió el dedo, comió pescado con ellos, habló con ellos e interactuó de la misma manera que lo había hecho antes de morir?</text:p>
      <text:p text:style-name="P92">Y la respuesta nos la da la Biblia en el primer capítulo de Hechos de Los Apóstoles: Está en el cielo. O mejor dicho en el “shamaim”, <text:span text:style-name="T148">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93">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2" text:outline-level="2">Para todos.</text:h>
      <text:p text:style-name="P94">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95"><text:soft-page-break/>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2" text:outline-level="2">No ha sucedido.</text:h>
      <text:p text:style-name="P96">La <text:span text:style-name="T149">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97">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98">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2" text:outline-level="2"><text:span text:style-name="T158">Una</text:span> tierra nueva.</text:h>
      <text:p text:style-name="P99">Otra pregunta que nos responde la Biblia acerca de <text:span text:style-name="T161">esta supuesta </text:span>resurrección es: ¿Donde van a estar esos 20 mil a 30 mil millones de personas que resucitarían?</text:p>
      <text:p text:style-name="P100">¿En el cielo?</text:p>
      <text:p text:style-name="P100"><text:soft-page-break/>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150">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101">Juan dice oír una <text:span text:style-name="T151">fuerte </text:span>voz que <text:span text:style-name="T151">viene</text:span> del <text:span text:style-name="T151">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102">No es en el cielo. Es en una tierra nueva con un cielo nuevo. No es que los resucitados suban al cielo, sino que Dios baja a una tierra nueva a vivir entre los hombres.</text:p>
      <text:h text:style-name="Heading_20_2" text:outline-level="2">Base de la Fé.</text:h>
      <text:p text:style-name="P103">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52">Y por la gracia de YHWH para otros que ya creemos en la resurrección de la que habla la Biblia, el proceso de entrar al Reino de Dios, al Reino de los Cielos, ya comenzó.</text:span></text:p>
      <text:p text:style-name="P85">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5">Ese Reino de los Cielos ya está entre ustedes.</text:p>
      <text:h text:style-name="Heading_20_2" text:outline-level="2"><text:soft-page-break/>Posible.</text:h>
      <text:p text:style-name="P104">La respuesta a la pregunta ¿Es posible la resurrección descrita en la biblia? es obvia si solo tenemos en cuenta estos aspectos fundamentales: <text:span text:style-name="T15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104">Yeshua, segun Marcos capitulo 12, nos dice que seremos como los ángeles del cielo, y estos, según Primera de Crónicas capitulo 21, pueden flotar entre el cielo y la tierra. Similar a como el mismo Yeshua se elevo hacia el cielo, <text:span text:style-name="T154">después</text:span> de resucitado, <text:span text:style-name="T154">según</text:span> Hechos capitulo primero.</text:p>
      <text:p text:style-name="P104">Además, el mismo Yeshua, según Lucas 24 y Juan 20, se aparece en medio de los apóstoles, estando estos a puerta cerrada, algo similar a la teletransportacion que nos muestran las películas de ciencia ficción. Así, un resucitado no necesita caminar para ir de un lado a otro.</text:p>
      <text:p text:style-name="P104">También pueden hacerse invisibles a unos ojos y al mismo tiempo visibles a otros ojos como le sucedió a Balaam y a su burro en Números 22 o como le sucedió a Eliseo y su criado en Segunda de Reyes 6.</text:p>
      <text:p text:style-name="P104">Y según <text:span text:style-name="T156">la </text:span>Primera <text:span text:style-name="T156">carta a los </text:span>Corintios 6, <text:span text:style-name="T155">el cuerpo de un resucitado </text:span>no necesitar<text:span text:style-name="T155">á</text:span> comer para mantenerse funcionando. <text:span text:style-name="T157">Aparentemente será algo opcional, porque nuestro señor comió pescado asado después de resucitado. Algo muy conveniente que dejaría bastante espacio libre para todos esos resucitados en esa tierra nueva con cielo nuevo.</text:span></text:p>
      <text:p text:style-name="P10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no hay nada escondido que no llegue a descubrirse, ni nada secreto que no llegue a conocerse y ponerse en claro."</text:p>
      <text:p text:style-name="P104">Tal vez es por esto que Nuestro Señor Yeshua, según Juan 6, asegura que "nadie puede venir a mi si el padre que esta en el cielo no lo arrastra primero".</text:p>
      <text:p text:style-name="P104">Luego si la biblia es cierta, nadie, absolutamente nadie, después de resucitado, podrá responder "NO" a la pregunta:</text:p>
      <text:p text:style-name="P104">¿Es posible la resurrección descrita en la biblia?</text:p>
      <text:h text:style-name="Heading_20_1" text:outline-level="1"><text:soft-page-break/>La tela.</text:h>
      <text:p text:style-name="Text_20_body">A la imagen que se encuentra en el pedazo de tela conocido como <text:span text:style-name="T185">El </text:span>Manto de Turin le han hecho estudios <text:span text:style-name="T182">técnicos</text:span> de espectroscopia, termografia y <text:span text:style-name="T182">fotografía</text:span> <text:span text:style-name="T182">infrarroja</text:span>, <text:span text:style-name="T182">fotografía</text:span> ultra-violeta, espectroscopia <text:span text:style-name="T182">fluorescente</text:span>, <text:span text:style-name="T182">radiografiá</text:span> de rayos-x, <text:span text:style-name="T182">fotografía</text:span> de luz transmitida y de luz reflejada, microscopia <text:span text:style-name="T182">óptica</text:span> y de <text:span text:style-name="T182">resolución</text:span> <text:span text:style-name="T182">atómica</text:span> con microscopios <text:span text:style-name="T182">electrónicos</text:span> y microscopios de escaneo de rayos-x, carbono-14, estudios <text:span text:style-name="T182">biológicos</text:span> de polen, de sangre, estudios criminalisticos, forenses, <text:span text:style-name="T182">artísticos</text:span>, culturales y muchos otros. En resumen es el pedazo de tela mas estudiado con todas las <text:span text:style-name="T182">técnicas</text:span> y <text:span text:style-name="T182">tecnologías</text:span> conocidas por el hombre y se ha encontrado que presenta algunas <text:span text:style-name="T182">características</text:span> que la hacen diferente a cualquier otra imagen conocida por el hombre.</text:p>
      <text:h text:style-name="Heading_20_2" text:outline-level="2">Un negativo.</text:h>
      <text:p text:style-name="Text_20_body">La imagen del cuerpo en el manto de Turín es la <text:span text:style-name="T182">única</text:span> imagen de colores invertidos o "negativo <text:span text:style-name="T182">fotográfico</text:span>" anterior a 1800 conocida por el hombre. Esto solo fue evidente hasta que se invento la <text:span text:style-name="T182">fotografía</text:span> en 1800 y años <text:span text:style-name="T182">después</text:span> Secondo Pia le toma una <text:span text:style-name="T182">fotografía</text:span> en 1898. Al observar el negativo de la <text:span text:style-name="T182">fotografía</text:span> se observo el positivo de la imagen en el manto. Hay registro <text:span text:style-name="T182">histórico</text:span> del manto de Turin desde 1357 cuando fue expuesto en Lirey Francia. Si la <text:span text:style-name="T182">fotografía</text:span> se invento en 1800 y no existe ninguna imagen negativa de persona, animal o cosa, anterior a 1800, con <text:span text:style-name="T182">excepción</text:span> del Manto de Turin y sus copias <text:span text:style-name="T182">artísticas</text:span>, ¿Quien hizo el manto de Turin?</text:p>
      <text:h text:style-name="Heading_20_2" text:outline-level="2">Realismo <text:span text:style-name="T182">fotográfico.</text:span></text:h>
      <text:p text:style-name="Text_20_body">El grado de detalle en las proporciones <text:span text:style-name="T182">anatómicas</text:span> de la figura humana del manto es de realismo <text:span text:style-name="T182">fotográfico</text:span> y la cantidad de <text:span text:style-name="T182">información</text:span> por <text:span text:style-name="T182">área</text:span> de la imagen en el manto es superior a cualquier <text:span text:style-name="T182">fotografía</text:span> hecha con un celular moderno de 15 megapixels. <text:span text:style-name="T182">Así</text:span>, el manto presenta <text:span text:style-name="T182">características</text:span> y calidad <text:span text:style-name="T182">fotográficas</text:span> pero no es una <text:span text:style-name="T182">fotografía.</text:span> No existe ninguna imagen previa a la invension de la <text:span text:style-name="T182">fotografía</text:span> con este nivel de realismo y detalle. <text:span text:style-name="T182">Así</text:span> que ¿Quien hizo el manto de Turin?</text:p>
      <text:h text:style-name="Heading_20_2" text:outline-level="2">Microfibras oxidadas.</text:h>
      <text:p text:style-name="Text_20_body">El material del manto donde se <text:span text:style-name="T182">encuentra</text:span> la imagen del cuerpo es de lino. Uno de los principales <text:span text:style-name="T182">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text:soft-page-break/>que forman. Si la microfibra penetra el hilo, en dicha parte no esta modificada. Son <text:span text:style-name="T182">pequeñísimas</text:span> deshidrataciones, oxidaciones o "envejecimientos" de la celulosa superficial que compone las microfibras del manto, las que forman la imagen del cuerpo en el manto. <text:span text:style-name="T182">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82">láser</text:span> se hubieran modificado, quemado, las microfibras, envejeciendo partes nanometricas de cada microfibra, quemando la superficie de cada microfibra. Las <text:span text:style-name="T183">modificaciones</text:span> no tienen direccionalidad <text:span text:style-name="T182">así</text:span> que cada <text:span text:style-name="T182">modificación</text:span> es independiente la una de la otra. La imagen es muy superficial y parte constitutiva de las microfibras del los hilos que forman el manto. Es por esto que la imagen no se ha movido, desplazado o <text:span text:style-name="T182">distorsionado</text:span> ni por el fuego ni por el agua a que ha sido expuesto el manto. Es por esto <text:span text:style-name="T182">también</text:span> que a medida que el manto ha envejecido la imagen a perdido contraste, pero no <text:span text:style-name="T182">información</text:span> sobre la imagen del cuerpo. No existe ninguna imagen de <text:span text:style-name="T182">persona</text:span>, animal o cosa, anterior al año 1978, aparte del manto de Turin, con esta <text:span text:style-name="T182">característica.</text:span> Y <text:span text:style-name="T182">después</text:span> de 1978 solo algunos intentos de reproducir una imagen como la del manto alegan presentar dicha <text:span text:style-name="T183">característica.</text:span> No existe ni ha existido una imagen hecha por el hombre que presente esta <text:span text:style-name="T183">característica.</text:span> Ni siquiera se sabia que el manto presentaba esta <text:span text:style-name="T183">característica</text:span> antes de 1978. Asi que ¿Quien hizo el manto de Turin?</text:p>
      <text:h text:style-name="Heading_20_2" text:outline-level="2">Información de profundidad.</text:h>
      <text:p text:style-name="Text_20_body">Al hacer el <text:span text:style-name="T183">análisis</text:span> de la imagen del cuerpo en el manto de Turin se observa una <text:span text:style-name="T183">correlación</text:span> entre densidad de imagen y distancia del cuerpo a la tela. A mayor distancia, la imagen es mas clara, y a menor distancia a la tela, la imagen es mas oscura. Esto permite crear <text:span text:style-name="T183">imágenes</text:span> por computador que tienen <text:span text:style-name="T183">características</text:span> tridimensionales. <text:span text:style-name="T183">Así</text:span>, el manto presenta <text:span text:style-name="T183">características</text:span> holograficas pero no es un holograma. El nivel de detalle en las <text:span text:style-name="T183">características</text:span> oseas de la imagen es comparable en algunas partes a una <text:span text:style-name="T183">radiografía.</text:span> <text:span text:style-name="T183">Así</text:span>, el manto <text:span text:style-name="T183">también</text:span> presenta <text:span text:style-name="T183">características</text:span> <text:span text:style-name="T183">radiográficas</text:span> pero no es una <text:span text:style-name="T183">radiografía.</text:span> No existe ninguna imagen de <text:span text:style-name="T183">persona</text:span>, animal o cosa, anterior al año 1978, aparte del manto de Turin, con esta <text:span text:style-name="T183">característica.</text:span> Y <text:span text:style-name="T183">después</text:span> de 1978 solo algunos intentos de reproducir una imagen como la del manto alegan presentar dicha <text:span text:style-name="T183">característica.</text:span> Ninguna <text:span text:style-name="T183">fotografía</text:span> tomada con un celular, ni antes ni <text:span text:style-name="T183">después</text:span> de 1978 presenta esta <text:span text:style-name="T183">característica.</text:span> Ni siquiera se sabia que el manto presentaba esta <text:span text:style-name="T183">característica</text:span> antes de 1978. <text:span text:style-name="T183">Así</text:span> que ¿Quien hizo el manto de Turin?</text:p>
      <text:h text:style-name="Heading_20_2" text:outline-level="2"><text:soft-page-break/>Luz ultra-violeta.</text:h>
      <text:p text:style-name="Text_20_body">La <text:span text:style-name="T183">separación</text:span> de la sangre en fase serosa de la sangre en fase corpuscular solo se da en el momento de la muerte. El suero <text:span text:style-name="T183">sanguíneo</text:span> y otras sustancias de la sangre humana son invisibles al ojo humano pero visibles bajo luz ultra-violenta, estas <text:span text:style-name="T184">técnicas</text:span> se usan en la <text:span text:style-name="T184">investigación</text:span> moderna de <text:span text:style-name="T184">crímenes.</text:span> El manto presenta este tipo de <text:span text:style-name="T184">separación</text:span> en la herida del costado. Si este tipo de evidencia solo fue perceptible hasta la invension de las <text:span text:style-name="T184">técnicas</text:span> forenses modernas con luz ultra-violeta y el manto es anterior a 1900, quien antes de 1900 tuvo el cuidado de separar las dos fases en la mancha de sangre del costado y <text:span text:style-name="T184">así</text:span> diferenciarla de las otras heridas ante-mortem en un <text:span text:style-name="T184">análisis</text:span> forense que solo fue posible hasta el siglo 20? ¿Quien hizo el manto de Turin?</text:p>
      <text:h text:style-name="Heading_20_2" text:outline-level="2">Bilirrubina.</text:h>
      <text:p text:style-name="Text_20_body">En casos de muerte violenta la <text:span text:style-name="T184">producción</text:span> de hemoglobina es muy alta, cuando esta se descompone uno de los productos <text:s/>es la bilirrubina. La sangre del manto se mantiene roja debido a los a<text:span text:style-name="T184">l</text:span>tos indices de bilirrubina en la sangre. Esta <text:span text:style-name="T184">información</text:span> forense solo fue conocida hasta siglo 20, <text:span text:style-name="T184">así</text:span> que el cuerpo que <text:span text:style-name="T184">estuvo</text:span> en contacto con el manto de Turin <text:span text:style-name="T184">sufrió</text:span> una muerte violenta, porque nadie antes del siglo 20 <text:span text:style-name="T184">podría</text:span> falsear un detalle que no sabia que <text:span text:style-name="T184">debía</text:span> falsear: que la sangre por muerte violenta presenta altos indices de bilirrubina. <text:span text:style-name="T184">Así</text:span> que ¿Quien hizo el manto de Turin?</text:p>
      <text:h text:style-name="Heading_20_2" text:outline-level="2">Detalles forenses.</text:h>
      <text:p text:style-name="Text_20_body">Existen <text:span text:style-name="T184">múltiples</text:span> detalles forenses que <text:span text:style-name="T184">están</text:span> presentes en el manto de Turin y que son consistentes con la ciencia forense moderna y una muerte por <text:span text:style-name="T184">crucifixión</text:span> tal como esta descrita en los evangelios: la <text:span text:style-name="T184">inflamación</text:span> del vientre, el dedo pulgar recogido, los altos indices de bilirrubina en la sangre, la <text:span text:style-name="T184">separación</text:span> de fases hematicas en heridas post mortem, las pequeñas hemorragias <text:span text:style-name="T184">subcutáneas</text:span> o hematohidrosis, la <text:span text:style-name="T184">posición</text:span> corporal con rigor mortis, los hilos de sangre en cara y brazos coherentes con una <text:span text:style-name="T184">crucifixión</text:span>, la herida al costado, las heridas de pies y manos de una <text:span text:style-name="T184">crucifixión</text:span> romana, las heridas en la cabeza consistentes con un casco de espinas exclusiva de la <text:span text:style-name="T184">ejecución</text:span> de cristo, las heridas en todo el cuerpo consistentes con latigazos con flagrum romano, el hombro dislocado, la <text:span text:style-name="T184">porción</text:span> de barba arrancada, los hematomas en la cara, los varios tipos de polen de la zona de <text:span text:style-name="T184">Jerusalén</text:span> en tiempos de primavera consistentes con el casco de espinas, las flores, los aceites y <text:span text:style-name="T184">ungüentos</text:span> de un entierro de un <text:span text:style-name="T184">Judío</text:span> adinerado como Jose de Arimatea, y muchas otras. Es decir que el manto presenta toda la evidencia de alguien que <text:span text:style-name="T184">murió</text:span> tal cual como <text:span text:style-name="T184">murió</text:span> el Jesucristo de los evangelios. No existe <text:span text:style-name="T184">ningún</text:span> <text:soft-page-break/>otro pedazo de tela en toda la historia de la humanidad, aparte del manto de Turin, con toda la evidencia forense y de criminalistica que sea consistente con la muerte de <text:span text:style-name="T184">Jesús</text:span> descrita en el evangelio, incluso si parte de esta evidencia fuera completamente invalida o inaceptable. <text:span text:style-name="T184">Así</text:span> que ¿Quien hizo el manto de Turin? </text:p>
      <text:h text:style-name="Heading_20_2" text:outline-level="2">Reproducciones.</text:h>
      <text:p text:style-name="Text_20_body">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94">¿Ese que tiene suficiente creatividad técnica para reconstruir un ser humano por haber sido el que lo creó?</text:span></text:p>
      <text:h text:style-name="Heading_20_1" text:outline-level="1">Pasado.</text:h>
      <text:h text:style-name="P206" text:outline-level="2">Historia.</text:h>
      <text:p text:style-name="P117">Para determinar el pasado el ser humano ha desarrollado un método. Es similar al de los sistemas Judiciales. Para cada evento se estudian las fuentes <text:span text:style-name="T190">históricas</text:span>, <text:span text:style-name="T190">sean físicas o narrativas, </text:span>se determina el quien, cuando, como, donde, por qué de la fuente. Se <text:span text:style-name="T189">evaluá</text:span> la <text:span text:style-name="T188">credibilidad </text:span>de la fuente y luego se cruzan las fuentes <text:span text:style-name="T191">históricas</text:span> para tratar de establecer las coincidencias, <text:span text:style-name="T191">analizar las fuentes y tratar de establecer la mejor explicación del pasado.</text:span></text:p>
      <text:p text:style-name="P119"><text:soft-page-break/><text:span text:style-name="T186">Las fuentes del pasado reciente se han hecho un poco mas creíbles con la posibilidad del hombre de grabar audio y video y divulgarlo fácilmente usando Internet. Y desde el siglo 15 con la invención de la imprenta</text:span> <text:span text:style-name="T187">la divulgación del medio escrito ha sido mucho más fácil.</text:span></text:p>
      <text:p text:style-name="P118">Así, el método para determinar el pasado se ha beneficiado de la creatividad técnica del hombre, <text:span text:style-name="T190">pero esto solo afecta la capacidad de determinar el pasado reciente. Las fuentes para el pasado anterior al siglo 15 son más escasas.</text:span></text:p>
      <text:h text:style-name="P206" text:outline-level="2">Coincidencias.</text:h>
      <text:p text:style-name="P120">Cuando se desea buscar información en Internet la persona escoge un conjunto de palabras que sean lo mas específicas de la información que está buscando. Si yo busco <text:span text:style-name="T174">solo </text:span>por “<text:span text:style-name="T174">Jose</text:span>” <text:span text:style-name="T174">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21">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22">Es el poder de las coincidencias. <text:span text:style-name="T175">A pesar de la inmensa cantidad de información que hay en Internet, es posible encontrar una página especifica con tan solo unas tres o cuatro palabras que sean obligatorias y exclusivas de dicha página.</text:span></text:p>
      <text:p text:style-name="P123">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76">Cuando las coincidencias son demasiadas en un sentido u otro es fácil tomar una decisión. </text:span></text:p>
      <text:p text:style-name="P124">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25"><text:soft-page-break/>De manera similar a como en un sistema judicial se busca establecer la veracidad de un evento pasado, los historiadores tienen un método que se apoya en coincidencias para establecer si un evento sucedió o no.</text:p>
      <text:p text:style-name="P126">En los anteriores ejemplos, el de páginas en Internet, el de eventos judiciales o históricos, es muy importante tener en cuenta que los eventos fueron generados por seres humanos, por seres inteligentes con capacidad de decisión, con voluntad. Personas escribieron esas páginas en Internet, personas hicieron o no los eventos del pasado. Este tipo de aproximación a lo “probable” a lo “posible” es muy diferente a cuando se asume que los eventos fueron generados por el azar. </text:p>
      <text:p text:style-name="P126">El azar no tiene ni inteligencia, <text:span text:style-name="T177">ni capacidad de decisión,</text:span> ni voluntad, <text:span text:style-name="T177">ni intención. El azar no miente, no engaña, no tiene intereses personales, o necesidades, o deseos personales.</text:span></text:p>
      <text:p text:style-name="P116">En el caso <text:span text:style-name="T181">de la historia</text:span>, es justamente esa suma de coincidencias y su análisis lógico el que nos va permitiendo decidir hacia donde se inclina la balanza de lo posible. Decidir lo que voy a creer respecto a ese posible <text:span text:style-name="T180">y creíble </text:span>pasado.</text:p>
      <text:p text:style-name="P127">Otra razón mas para afirmar que <text:span text:style-name="T179">como no</text:span> podamos viajar al pasado, o ver, <text:span text:style-name="T179">o escuchar </text:span>el pasado, es imposible tener certeza de dicho pasado. Incluso <text:span text:style-name="T178">nuestro</text:span> propio pasado puede no ser exactamente como lo recordamos.</text:p>
      <text:p text:style-name="P116"><text:span text:style-name="T192">A pesar de que las fuentes del pasado reciente son más creíbles que las del pasado lejano, s</text:span>olo podemos creer el pasado.</text:p>
      <text:h text:style-name="P207" text:outline-level="2"><text:span text:style-name="T162">Suponiendo</text:span>.</text:h>
      <text:p text:style-name="P107"><text:span text:style-name="T163">El señor Alegre</text:span> <text:span text:style-name="T164">tiene una familia numerosa y varios animalitos.</text:span></text:p>
      <text:p text:style-name="P107"><text:span text:style-name="T163">El señor Alegre</text:span> entra al baño y encuentra que la llave del lavamanos est<text:span text:style-name="T165">á goteando</text:span>, el <text:span text:style-name="T166">desagüe esta bloqueado y el lavamanos se esta llenando.</text:span></text:p>
      <text:p text:style-name="P108"><text:span text:style-name="T163">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64">lleva</text:span> goteando <text:span text:style-name="T164">la llave de su lavamanos </text:span>y razona <text:span text:style-name="T164">de la siguiente manera</text:span>:</text:p>
      <text:p text:style-name="P109">Suponiendo que el lavamanos estaba vacío cuando se cerro la llave.</text:p>
      <text:p text:style-name="P109">Suponiendo que nadie ha echado agua al lavamanos.</text:p>
      <text:p text:style-name="P109"><text:soft-page-break/>Suponiendo que desde que se cerro la llave no se ha desbloqueado el desagüe.</text:p>
      <text:p text:style-name="P109">Suponiendo que nadie ha manipulado la llave para abrirla o cerrarla mas de lo que está en este momento.</text:p>
      <text:p text:style-name="P109">Entonces con mi instrumento de la mas alta tecnología puedo medir a que velocidad se esta llenando el lavamanos porque en un segundo alcanzo a medir un millón de veces la cantidad de agua en mi lavamanos y luego puedo calcular el tiempo que lleva <text:span text:style-name="T164">goteando la llave</text:span>.</text:p>
      <text:p text:style-name="P110">Cualquier persona puede observar que el problema del señor Alegre no esta en su instrumento de alta tecnología, ni en la ciencia que se usó para construir el instrumento. </text:p>
      <text:p text:style-name="P110">El problema esta en las suposiciones.</text:p>
      <text:p text:style-name="P110">Nada le garantiza que <text:span text:style-name="T167">uno de sus</text:span> hijo<text:span text:style-name="T167">s</text:span> no le hecho agua al lavamanos, o que <text:span text:style-name="T167">dos de ellos </text:span>estaba<text:span text:style-name="T167">n</text:span> jugando al barquito de papel, o que el gato abrió un poco la llave cuando la tocó al pasar y que ninguna de sus suposiciones se cumple.</text:p>
      <text:p text:style-name="P111">Este y otros problemas tiene algunos procedimientos aceptados como científicos pero que en realidad son pseudo – científicos. </text:p>
      <text:p text:style-name="P111">Mas adelante me referiré con más detalle al criterio de creatividad técnica para distinguir entre lo que sí es ciencia y lo que no <text:span text:style-name="T168">es ciencia</text:span>.</text:p>
      <text:p text:style-name="P112"><text:span text:style-name="T169">Por el momento doy este ejemplo para hacer evidente que la llamada </text:span>datación radiométrica, <text:span text:style-name="T169">supuesta ciencia que debería ser completamente abandonada por inútil, técnica que supuestamente sirve para determinar la edad de las rocas y otros objetos basándose en la medición de elementos radioactivos, </text:span>hace exactamente la mismas suposiciones del señor Alegre. </text:p>
      <text:p text:style-name="P112">Para cualquier <text:span text:style-name="T169">supuesta </text:span>datación radiométrica se parte de las siguientes suposiciones:</text:p>
      <text:p text:style-name="P112">Suponiendo que se conocen las condiciones iniciales.</text:p>
      <text:p text:style-name="P112">Suponiendo que no hay efectos externos que alteren las condiciones de los elementos <text:span text:style-name="T170">químico </text:span>medidos.</text:p>
      <text:p text:style-name="P112">Suponiendo que la velocidad de cambio de los elementos <text:span text:style-name="T170">químicos </text:span>medidos se ha mantenido.</text:p>
      <text:p text:style-name="P113">Entonces puedo calcular cuando <text:span text:style-name="T168">ser formaron dichas rocas u objetos que contienen dichos </text:span>elemento<text:span text:style-name="T171">s</text:span> <text:span text:style-name="T168">radioáctivos</text:span>.</text:p>
      <text:p text:style-name="P115"><text:soft-page-break/>La ignorancia de la mayoría permite que se considere como evidencia una datación radiométrica. No es el único caso pero es el único que necesito desactivar por el momento para continuar mi presentación.</text:p>
      <text:p text:style-name="P114"><text:span text:style-name="T173">Manteniendo la segunda suposición, que ya es mucho decir, l</text:span>a única medición útil para <text:span text:style-name="T172">calcular algún tiempo</text:span> <text:span text:style-name="T172">de vida </text:span>de un elemento radioactivo es la vida media y solo sirve para determinar cual es la máxima cantidad de tiempo antes de que <text:span text:style-name="T172">los átomos, o isotopos, de </text:span>dicho elemento <text:span text:style-name="T172">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28">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129">Solo podemos creer el pasado, y la datación por elementos radiactivos no ayuda en nada porque supone demasiadas cosas. <text:span text:style-name="T193">Y bajo el criterio de la creatividad técnica no es ni siquiera una ciencia. Usa la ciencia para sus inútiles resultados, pero estos no son físicos y no se pueden usar. Supone demasiadas cosas imposibles de verificar.</text:span></text:p>
      <text:h text:style-name="Heading_20_2" text:outline-level="2">Narrativa.</text:h>
      <text:p text:style-name="P130">Una de las principales fuentes históricas son las fuentes de tipo narrativo. El ser humano decide escribir textos que narren lo que esta ocurriendo o lo que cree que ha ocurrido para que quede un registro de ello.</text:p>
      <text:p text:style-name="P130">Entre dichos textos <text:span text:style-name="T196">que pretenden registrar la historia </text:span>hay unos bastante antiguos: </text:p>
      <text:p text:style-name="P130">Heródoto, vivió en el 400 antes de Cristo. Las 8 copias mas antiguas que tenemos de sus escritos son del 900 después de Cristo, unos <text:span text:style-name="T196">1300 años después de que las escribió.</text:span></text:p>
      <text:p text:style-name="P131">Tucidides, vivió también en el 400 antes de Cristo. Las 8 copias más antiguas que tenemos de sus escritos son también del 900 después de Cristo, también <text:span text:style-name="T195">unos </text:span>1300 años después de que las escribió.</text:p>
      <text:p text:style-name="P132"><text:soft-page-break/>Cesar, vivió en el 50 antes de Cristo. <text:span text:style-name="T196">Las </text:span>10<text:span text:style-name="T196"> copias más antiguas que tenemos de sus escritos son también del 900 después de Cristo, unos </text:span>950<text:span text:style-name="T196"> años después de que las escribió.</text:span></text:p>
      <text:p text:style-name="P132">Livio, vivio en el 1 antes de Cristo. Las 19 copias completas más <text:span text:style-name="T196">antiguas que tenemos de sus escritos son </text:span>de<text:span text:style-name="T196"> unos </text:span>1000<text:span text:style-name="T196"> años después de que las escribió.</text:span></text:p>
      <text:p text:style-name="P132">Tácito, Las 20 copias más <text:span text:style-name="T196">antiguas que tenemos de sus escritos son </text:span>de<text:span text:style-name="T196"> unos </text:span>1000<text:span text:style-name="T196"> años después de que las escribió.</text:span></text:p>
      <text:p text:style-name="P132">Tácito, Las 20 copias más <text:span text:style-name="T196">antiguas que tenemos de sus escritos son </text:span>de<text:span text:style-name="T196"> unos </text:span>1000<text:span text:style-name="T196"> años después de que las escribió.</text:span></text:p>
      <text:p text:style-name="P133">Suetonio. Las <text:span text:style-name="T198">8</text:span> copias más <text:span text:style-name="T196">antiguas que tenemos de sus escritos son </text:span>de<text:span text:style-name="T196"> unos 8</text:span>00<text:span text:style-name="T196"> años después de que las escribió.</text:span></text:p>
      <text:p text:style-name="P134"><text:span text:style-name="T199">Plinio el Joven</text:span>. Las <text:span text:style-name="T199">7</text:span> copias más <text:span text:style-name="T196">antiguas que tenemos de sus escritos son </text:span>de<text:span text:style-name="T196"> unos 7</text:span>00<text:span text:style-name="T196"> años después de que las escribió.</text:span></text:p>
      <text:p text:style-name="P135">Flavio Josefo. <text:span text:style-name="T197">Las </text:span>pocas<text:span text:style-name="T197"> copias incompletas más antiguas que tenemos de sus escritos son de unos </text:span>1000<text:span text:style-name="T197"> años después de que las escribió.</text:span></text:p>
      <text:p text:style-name="P136">Solo hay un conjunto de narraciones, que estén escritos con el objetivo de registrar eventos ciertos, que sobresale sobre todos las otras narraciones jamas escritas por el hombre: las que encontramos en nuevo testamento.</text:p>
      <text:p text:style-name="P137">Del nuevo testamento se tienen <text:span text:style-name="T200">cerca de 6000 manuscritos de 100 años a 150 años después de escritos. Todos sus autores estaban vivos cuando sucedieron los eventos, todos testigos oculares con la excepción de Lucas y del autor de la carta a los Hebreos.</text:span></text:p>
      <text:p text:style-name="P138">Todos estaban vivos cuando sucedieron los eventos. Todos. Mateo, Marcos, Lucas, Juan, Pablo, Pedro, Jacob, <text:span text:style-name="T201">Judas. Todos.</text:span></text:p>
      <text:p text:style-name="P139">Mateo, Marcos, Juan, Pedro, Jacob <text:span text:style-name="T202">y </text:span>Judas fueron discípulos de Jesucristo. <text:span text:style-name="T202">Comieron con el, caminaron con el, hablaron con el después de resucitado. </text:span></text:p>
      <text:p text:style-name="P140">Pero no. Hay que confirmarlo <text:span text:style-name="T207">todo </text:span>con otras fuentes <text:span text:style-name="T204">que no estén en la biblia</text:span>, esas de las que casi no se tienen copias y son de miles de años después de los eventos. <text:span text:style-name="T203">Y como no se puede, todo debe ser mentira.</text:span></text:p>
      <text:p text:style-name="P141">Si el nuevo testamento no es <text:span text:style-name="T205">fuente histórica valida</text:span>, <text:span text:style-name="T206">ninguna narración</text:span>, absolutamente <text:span text:style-name="T206">ninguna </text:span>otra narración anterior a la imprenta es <text:span text:style-name="T205">fuente histórica valida</text:span>.</text:p>
      <text:h text:style-name="Heading_20_2" text:outline-level="2"><text:soft-page-break/>En la cruz.</text:h>
      <text:p text:style-name="P142">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42">La gente muere, a la gente la matan, los romanos crucificaban gente, muchos escribieron del asunto, no tenían razón para mentir, fácil de creer.</text:p>
      <text:p text:style-name="P142">Sin embargo no falta el Musulman que porque su Iman, su jefe religioso, le contó que una de las versiones del Coran dice que en realidad no murió en la cruz sino que fu<text:span text:style-name="T208">e</text:span> llevado al cielo vivo sin haber muerto <text:span text:style-name="T208">entonces no. No murió en la cruz y listo.</text:span></text:p>
      <text:p text:style-name="P143">Sin embargo, toda la evidencia histórica, mucha más que la que hay para cualquier otro evento de la antigüedad, indica lo contrario.</text:p>
      <text:p text:style-name="P143">Jesucristo murió en la cruz. <text:span text:style-name="T211">Hecho histórico. Mas que ningún otro de la historia antigua.</text:span></text:p>
      <text:h text:style-name="Heading_20_2" text:outline-level="2">Apariciones.</text:h>
      <text:p text:style-name="P143">Las primeras personas que creyeron en la resurrección de Cristo, fue porque lo vieron, lo tocaron, <text:span text:style-name="T209">comieron con el, </text:span>hablaron con el <text:span text:style-name="T209">y le metieron el dedo</text:span>. <text:span text:style-name="T209">E</text:span>l se acordaba de ellos y ellos se acordaron de el. </text:p>
      <text:p text:style-name="P143">Eso es lo que ellos dijeron, <text:span text:style-name="T209">eso</text:span> escribieron, y todos mantuvieron <text:span text:style-name="T209">esa creencia </text:span>hasta su muerte.</text:p>
      <text:p text:style-name="P143">Eso era lo que ellos creían. Que habían hablado, tocado y comido con un Jesús físico que era el mismo que habían visto muerto en la cruz y que habían enterrado.</text:p>
      <text:p text:style-name="P143">La mayoría de los historiadores, académicos y personas que estudian los manuscritos mas antiguos, aceptan que esa era la creencia de esos primeros cristianos.</text:p>
      <text:p text:style-name="P144">Hasta el día de hoy esa es la creencia de cualquiera que se haga llamar cristiano.</text:p>
      <text:p text:style-name="P144">Muchos fueron perseguidos por eso que creían. Muchos murieron por eso que creían. </text:p>
      <text:p text:style-name="P144">Pero no falta el que dice que no, que eso no era lo que creían. <text:span text:style-name="T210">Aunque toda la evidencia indique que eso era lo que ellos creían.</text:span></text:p>
      <text:p text:style-name="P151"><text:span text:style-name="T215">L</text:span>os <text:span text:style-name="T217">testigos directos</text:span> <text:span text:style-name="T215">murieron creyendo que Jesucristo está vivo porque resucitó</text:span>. Hecho histórico.</text:p>
      <text:h text:style-name="Heading_20_2" text:outline-level="2"><text:soft-page-break/>Cambiaron.</text:h>
      <text:p text:style-name="P145">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12">ni tan comunicativos, ni tan viajeros.</text:span></text:p>
      <text:p text:style-name="P146">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46">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47">Shaul de Tarso era uno de esos Judíos. Después sería conocido como Pablo el Apóstol porque cambió. Después de una aparición, un poco diferente a la de los anteriores apóstoles, cambió. Empezó a creer el testimonio de los <text:span text:style-name="T214">apóstoles</text:span>, va y se <text:span text:style-name="T214">reúne</text:span> con ellos en Jerusalén, para averiguar bien como fue <text:span text:style-name="T213">el asunto. A hacerle “historeó” a Pedro, palabra griega de la que deriva la palabra historia. </text:span></text:p>
      <text:p text:style-name="P150">El también cambió. El pasó de ser perseguidor a ser perseguido. </text:p>
      <text:p text:style-name="P148">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text:soft-page-break/>creían esa mano de Judíos le toco dejarlo todo, perderlo todo. Y el ser efería a todo lo que le había tocado abandonar como “basura” si lo comparaba con ser seguidor de Jesucristo.</text:p>
      <text:p text:style-name="P148">Y después de naufragios, de ser apedreado, de ser azotado varias veces, de ser encarcelado varias veces, de intentos de asesinato, de conspiraciones contra el, muere decapitado por lo que cree.</text:p>
      <text:p text:style-name="P148">El también cambio.</text:p>
      <text:p text:style-name="P149">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49">Los primeros cristianos cambiaron <text:span text:style-name="T216">después de creer que Jesucristo había resucitado</text:span>. Hecho histórico.</text:p>
      <text:h text:style-name="P209" text:outline-level="1"><text:span text:style-name="T218">Credibilidad</text:span>.</text:h>
      <text:p text:style-name="P154">No vemos que las personas resuciten, los cuerpos enterrados se descomponen y los cremados quedan echos polvo. Los muertos están echos polvo en la tumba, en el sepulcro.</text:p>
      <text:h text:style-name="Heading_20_2" text:outline-level="2">Negación.</text:h>
      <text:p text:style-name="P152">Si negamos lo lógico: </text:p>
      <text:p text:style-name="P152"><text:span text:style-name="T226">Q</text:span>ue la maquinaria biológica <text:span text:style-name="T242">que observamos </text:span>exige un diseñador muchísimo mas inteligente y creativo que el ser humano, si <text:span text:style-name="T226">es que </text:span>vamos a llamar al ser humano inteligente, diseñador y creativo.</text:p>
      <text:p text:style-name="P153"><text:span text:style-name="T226">Pues</text:span>, es prácticamente imposible entender <text:span text:style-name="T226">el hecho histórico de que los testigos directos murieron creyendo que Jesucristo está vivo porque resucitó.</text:span></text:p>
      <text:p text:style-name="P155">Pero si tenemos en cuenta que:</text:p>
      <text:p text:style-name="P155"><text:span text:style-name="T225">1) P</text:span>or lógica y por toda la evidencia que observamos en la maquinaria biológica, <text:span text:style-name="T237">plantas, animales y personas,</text:span> tiene que haber un creador de toda esta maquinaria.</text:p>
      <text:p text:style-name="P168">2) Que las narraciones de los evangelios sobre la crucifixión están respaldadas por evidencia circunstancial única en toda la historia de la humanidad: la tela en Turín. <text:span text:style-name="T237">Tela que s</text:span>eñala un evento único, <text:span text:style-name="T238">no generado por el hombre, </text:span>sobre una persona única, en <text:soft-page-break/><text:span text:style-name="T237">toda </text:span>la historia de la humanidad <text:span text:style-name="T239">y cuyas características coinciden de manera extraordinaria con la crucifixión de Jesucristo descrita en los evangelios.</text:span></text:p>
      <text:p text:style-name="P167">3) Que para el creador de la maquinaria biológica humana es perfectamente posible reproducir a voluntad un cuerpo humano <text:span text:style-name="T240">vivo </text:span>con <text:span text:style-name="T240">la </text:span>memoria, <text:span text:style-name="T241">los pensamientos, el espíritu</text:span> exact<text:span text:style-name="T241">o,</text:span> al momento de <text:span text:style-name="T240">una destrucción anterior</text:span>.</text:p>
      <text:p text:style-name="P167">4) <text:s/>Y que el testimonio de dicha resurrección esta respaldado por los mismos testigos que dan testimonio de la muerte de Jesucristo en la cruz, el evento más respaldado por evidencia en toda la historia antigua de la humanidad.</text:p>
      <text:p text:style-name="P183"><text:span text:style-name="T228">Así, e</text:span>s mucho mas fácil creer que <text:span text:style-name="T227">esos testigos directos, esos que dicen que lo tocaron, comieron y hablaron con el, murieran creyendo que Jesucristo está vivo porque resucitó</text:span>.</text:p>
      <text:h text:style-name="Heading_20_2" text:outline-level="2">Observaciones.</text:h>
      <text:p text:style-name="P155"><text:span text:style-name="T225">Ademas, </text:span>hay varias observaciones que argumentan en contra de que <text:span text:style-name="T225">los testimonios sobre </text:span>la resurrección de Jesucristo, <text:span text:style-name="T229">tal y como </text:span>est<text:span text:style-name="T225">án</text:span> en los evangelios, sea<text:span text:style-name="T230">n</text:span> fals<text:span text:style-name="T225">os</text:span>, sea<text:span text:style-name="T229">n</text:span> una fabricación del hombre.</text:p>
      <text:p text:style-name="P165">Veamos:</text:p>
      <text:h text:style-name="Heading_20_8" text:outline-level="8">Diferencias.</text:h>
      <text:p text:style-name="P156">Las diferencias entre l<text:span text:style-name="T223">a</text:span>s <text:span text:style-name="T223">fuentes</text:span> es argumento en contra <text:span text:style-name="T223">de que los testimonios sobre la resurrección de Jesucristo sean falsos</text:span>.</text:p>
      <text:p text:style-name="P162">Cuando varias fuentes son exactamente iguales es posible sospechar que dichas fuentes se pusieron de común acuerdo. En los procesos judiciales este fenómeno se llama “colusión”.</text:p>
      <text:p text:style-name="P162">Es normal y de esperar que halla pequeñas diferencias entre diferentes fuentes, pero en lo <text:span text:style-name="T231">esencial</text:span> deben ser iguales.</text:p>
      <text:p text:style-name="P162">El los cuatro evangelios lo esencial es igual: Jesucristo <text:span text:style-name="T243">está vivo porque </text:span>resucitó.</text:p>
      <text:h text:style-name="Heading_20_8" text:outline-level="8">Vivos.</text:h>
      <text:p text:style-name="P157">El <text:span text:style-name="T223">que los cuatro evangelistas estuvieran vivos cuando sucedieron los eventos </text:span>es argumento en contra <text:span text:style-name="T223">de que los testimonios sobre la resurrección de Jesucristo sean falsos</text:span>.</text:p>
      <text:p text:style-name="P163">Los mitos y leyendas se generan con siglos de diferencia entre el momento en que suceden los eventos y los autores de las narraciones.</text:p>
      <text:p text:style-name="P163"><text:soft-page-break/>El hecho de que los autores estaban vivos cuando sucedieron los eventos es un argumento muy fuerte en contra de que sea una leyenda o un mito.</text:p>
      <text:p text:style-name="P164">Desde el mismo día en que los testigos hablaron, comieron y tocaron al Jesucristo resucitado, empezaron a propagar la historia.</text:p>
      <text:p text:style-name="P164">Los mitos y leyendas empiezan siglos después de los eventos.</text:p>
      <text:h text:style-name="Heading_20_8" text:outline-level="8">Jerusalén.</text:h>
      <text:p text:style-name="P158"><text:span text:style-name="T224">La propagación del testimonio empezando en Jerusalén </text:span>es argumento en contra <text:span text:style-name="T223">de que los testimonios sobre la resurrección de Jesucristo sean falsos</text:span>.</text:p>
      <text:p text:style-name="P165">Los mitos y leyendas, así como las narraciones falsas <text:span text:style-name="T236">del mundo antiguo</text:span>, no se inician en el lugar de los hechos. Se inician donde <text:span text:style-name="T234">casi nadie</text:span> <text:span text:style-name="T234">o nadie </text:span>pueda dar testimonio en contra <text:span text:style-name="T235">por ausencia de información</text:span>.</text:p>
      <text:h text:style-name="P210" text:outline-level="8">Igual.</text:h>
      <text:p text:style-name="P174">El que los testimonios que tenemos hoy sean iguales a los manuscritos mas antiguas <text:span text:style-name="T219">es argumento en contra de que los testimonios sobre la resurrección de Jesucristo sean falsos.</text:span></text:p>
      <text:p text:style-name="P189">El testimonio ha sido el mismo desde el comienzo: al tercer día <text:span text:style-name="T253">de su muerte, </text:span>temprano en la mañana, unas mujeres fueron a la tumba y la encontraron vac<text:span text:style-name="T267">ía</text:span>. <text:span text:style-name="T254">U</text:span>nos ángeles le<text:span text:style-name="T255">s</text:span> di<text:span text:style-name="T263">cen que vayan a contar </text:span>que el muerto <text:span text:style-name="T261">ha resucitado y está </text:span>vivo. <text:span text:style-name="T275">Ellas, por miedo, deciden no contarle a nadie excepto a los apóstoles.</text:span> María Magdalena <text:span text:style-name="T261">y otras se encuentran primero con Pedro y Juan y les cuentan lo sucedido</text:span>. <text:span text:style-name="T262">Algunas</text:span> regresan a la tumba <text:span text:style-name="T255">con</text:span> Pedro y Juan, <text:span text:style-name="T262">otras siguen a contarles a los demás</text:span>. <text:span text:style-name="T255">Los dos hombres</text:span> <text:span text:style-name="T252">corren y llegan primero a la tumba, todavía incrédulos de los sucedido, pero no ven ángeles solo la tumba vacía y la tela con que lo cubrieron. Algunas mujeres s</text:span>e quedan un rato mas que <text:span text:style-name="T252">los dos hombres</text:span> y Yeshua se les aparece por primera vez a María Magdalena y <text:span text:style-name="T265">las otras que también se quedaron.</text:span> <text:span text:style-name="T252">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text:span><text:soft-page-break/><text:span text:style-name="T252">Emaús. Les explica que así tenia que suceder. Que todo está escrito. Tomás no estaba y llega tarde. Le cuentan pero no cree. Dice que hasta que no le toque las heridas y le meta el dedo en el costado no va a creer.</text:span></text:p>
      <text:p text:style-name="P176"><text:span text:style-name="T257">Y ya. </text:span>Es<text:span text:style-name="T256">e</text:span> es el testimonio de aquel primer día de semana. <text:span text:style-name="T258">D</text:span>esde ese día y hasta el <text:span text:style-name="T256">día</text:span> de hoy no ha cambiado. Siempre igual. <text:span text:style-name="T268">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75">Los testimonios falsos van cambiando según la intención del mentiroso. Sobre todo <text:span text:style-name="T259">si</text:span> <text:span text:style-name="T264">la mentira es muy </text:span>difícil de creer y <text:span text:style-name="T264">se quiere que la crean</text:span>. La mentira se va haciendo mas grande, o mas pequeña, o va mutando según la conveniencia del momento.</text:p>
      <text:p text:style-name="P177">Eso no pasa con una verdad. <text:span text:style-name="T260">El que creyó, creyó y si no pues se la perdió. Que justamente es lo que ha sucedido con la resurrección de Cristo. Está vivo porque resucitó.</text:span></text:p>
      <text:h text:style-name="P212" text:outline-level="8">Nombres.</text:h>
      <text:p text:style-name="P159"><text:span text:style-name="T224">El listar </text:span>nombres de testigos de la resurrección <text:span text:style-name="T219">es argumento en contra de que los testimonios sobre la resurrección de Jesucristo sean falsos.</text:span></text:p>
      <text:p text:style-name="P166">El nuevo testamento da listas de personas que comieron, hablaron y tocaron a Jesucristo después de resucitar. El listar nombres es una invitación a investigar los hechos, a confirmar los hechos. <text:span text:style-name="T232">Esos nombres son dados mientras las personas aún están vivas. En los testimonios falsos se tiende a ser ambiguo y difuso en la información para que no sea fácilmente comprobable.</text:span></text:p>
      <text:h text:style-name="Heading_20_8" text:outline-level="8">Mujeres.</text:h>
      <text:p text:style-name="P160">El que los primeros testigos sean mujeres <text:span text:style-name="T220">es argumento en contra de que los testimonios sobre la resurrección de Jesucristo sean falsos.</text:span></text:p>
      <text:p text:style-name="P169">Para un Judío del tiempo de Yeshua, el testimonio de una mujer no tenía valor legal. No era relevante. </text:p>
      <text:p text:style-name="P169">El que los testimonios de <text:span text:style-name="T244">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9">Preguntarle a una mujer, en tiempos de Jesucristo, era como preguntarle hoy día al perro de la familia que fue lo que pasó. Simplemente era irrelevante su testimonio. SI la <text:soft-page-break/>intención era convencer a los otros Judíos apoyándose en prejuicios de la época hicieron un pésimo trabajo. La alternativa es que simplemente fue lo que sucedió.</text:p>
      <text:h text:style-name="P213" text:outline-level="8"><text:span text:style-name="T233">Grupos</text:span>.</text:h>
      <text:p text:style-name="P161">El que <text:span text:style-name="T221">haya apariciones a grupos es argumento en contra de que los testimonios sobre la resurrección de Jesucristo sean falsos.</text:span></text:p>
      <text:p text:style-name="P170">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45">grandes sufrimientos e incluso la muerte</text:span>.</text:p>
      <text:p text:style-name="P170">Eso no sucede con alucinaciones. Repito: ESO NO SUCEDE CON ALUCINACIONES.</text:p>
      <text:h text:style-name="P213" text:outline-level="8"><text:span text:style-name="T245">Sufrieron</text:span>.</text:h>
      <text:p text:style-name="P171">El que <text:span text:style-name="T245">la mayoría de los primeros </text:span>testigos <text:span text:style-name="T245">hayan </text:span>perdi<text:span text:style-name="T245">do</text:span> todo por creer en Jesucristo <text:span text:style-name="T221">es argumento en contra de que los testimonios sobre la resurrección de Jesucristo sean falsos.</text:span></text:p>
      <text:p text:style-name="P172">Jose de Arimatea y Nicodemo eran miembros del Sanedrín. Por ser creyentes en Yeshua lo perdieron todo. Perdieron su dinero, su posición social y su familia los rechazó.</text:p>
      <text:p text:style-name="P172">Aún hoy día para un <text:span text:style-name="T247">Judío</text:span>, creer en Yeshua implica grandes sacrificios. Implica perder su vida anterior. En la gran <text:span text:style-name="T247">mayoría</text:span> de los casos se sufre el rechazo familiar y el rechazo <text:s/>de los demás <text:span text:style-name="T247">Judíos.</text:span></text:p>
      <text:p text:style-name="P172">Pero <text:span text:style-name="T246">el testimonio indica que estas personas estaban dispuestas a mantenerse en su palabra de que Yeshua está vivo porque resucitó a costa de que los encarcelaran, lo azotaran, lo apedrearan, los hirvieran en aceite, los crucificaran o los decapitaran.</text:span></text:p>
      <text:p text:style-name="P173">Eso no sucede con alguien que se inventa una mentira como esa.</text:p>
      <text:h text:style-name="P211" text:outline-level="8"><text:span text:style-name="T250">Cuerpo</text:span>.</text:h>
      <text:p text:style-name="P178">La inexistencia de testimonios que contradigan la desaparición del cuerpo muerto de Jesucristo es argumento en contra de que los testimonios sobre la resurrección de Jesucristo sean falsos.</text:p>
      <text:p text:style-name="P178">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51">detener la supuesta mentira</text:span>. <text:span text:style-name="T269">Para ambas autoridades era de interés detener </text:span><text:soft-page-break/><text:span text:style-name="T269">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80">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70">a</text:span>ck de Israel y que está vivo porque resucito. No lo hicieron.</text:p>
      <text:p text:style-name="P181">El movimiento aumentó sin que apareciera ni siquiera una suplantación del cuerpo.</text:p>
      <text:p text:style-name="P182">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71">se tiene una razón para </text:span>explicar porque después no intentaron una suplantación. <text:span text:style-name="T272">Si nosotros decimos que los discípulos se lo robaron y lo destruyeron no tiene ninguna sentido que después nosotros resultemos encontrando el cuerpo que otros destruyeron.</text:span></text:p>
      <text:p text:style-name="P179">El cuerpo de un muerto que supuestamente resucitó no desaparece tan <text:span text:style-name="T266">fácilmente</text:span> especialmente si su tumba está custodiada por los que lo mataron.</text:p>
      <text:h text:style-name="P214" text:outline-level="8"><text:span text:style-name="T248">Vergonzosos</text:span>.</text:h>
      <text:p text:style-name="P184">El que se registre<text:span text:style-name="T222">n</text:span> eventos vergonzosos para el <text:span text:style-name="T249">testigo</text:span> <text:span text:style-name="T221">es argumento en contra de que los testimonios sobre la resurrección de Jesucristo sean falsos.</text:span></text:p>
      <text:p text:style-name="P18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85">Reconocer asuntos vergonzosos es <text:span text:style-name="T273">un criterio positivo par determinar la credibilidad de </text:span>un testimonio de un proceso judicial o histórico. </text:p>
      <text:h text:style-name="P208" text:outline-level="2">Aviones.</text:h>
      <text:p text:style-name="P190">Creer en aviones hoy día no tiene ninguna gracia, <text:span text:style-name="T274">p</text:span>ero hace unos mil años hablar de una máquina que vuela, que tiene alas como las aves, que esta hecha de metal, que pesa toneladas, que lleva personas sentadas en su interior, que vuela <text:span text:style-name="T274">diez</text:span> veces mas <text:span text:style-name="T274">rápido</text:span> <text:soft-page-break/>que <text:span text:style-name="T274">una paloma y que algún día se construirían cientos de miles de esas máquinas para viajar grandes distancias era bastante difícil. Tal vez sería necesario ver un avión en operación para poder creerlo.</text:span></text:p>
      <text:p text:style-name="P191">Algo así parece ser lo que les pasó a los primeros creyentes, vieron algo realmente extraordinario. Algo que solo el creador podría haber hecho. Vieron un muerto que había vuelto a vivir. <text:span text:style-name="T282">T</text:span>al y como se los había anticipado <text:span text:style-name="T283">Yeshua</text:span> antes de morir. <text:span text:style-name="T277">Comieron con el, lo tocaron, lo abrazaron, hablaron con el, caminaron con el.</text:span></text:p>
      <text:p text:style-name="P192">Yo personalmente, ya no puedo dejar de creerlo. <text:span text:style-name="T284">Ya es algo real. Para mi ya es una fe. </text:span>Pero las razones hasta aquí expuestas no son las únicas. <text:span text:style-name="T279">Hasta aquí las razones han sido de tipo racional. Pero las razones se van volviendo experimentales y se van encontrando mas razones lógicas. Las razones se van retroalimentando. Se empieza una nueva vida. Se nace de nuevo. Se empieza a vivir lo que se cree. Y es una batalla. Pablo la llama la buena batalla.</text:span></text:p>
      <text:p text:style-name="P193">Una vez se empieza a creer que la resurrección de Jesucristo es algo posible, algo incluso factible, puede empezar un cambio radical de ver la vida. <text:span text:style-name="T280">Porque la muerte ya no es el final, la vida se vuelve eterna, porque continua después de la resurrección, y las prioridades cambian.</text:span></text:p>
      <text:p text:style-name="P193">Digo “puede” porque depende de que tanto ese que esta vivo, que está en el cielo <text:span text:style-name="T281">que tiene nubes</text:span>, que me ama, que me busca, <text:span text:style-name="T277">me esté encontrando.</text:span></text:p>
      <text:p text:style-name="P187"><text:span text:style-name="T277">Pero la garantía es que me va a encontrar, porque</text:span> después de la resurrección de los muertos, cuando nos volvamos a ver cara a cara con las personas a las que les hemos hecho daño y con las que nos han hecho daño, va a ser imposible <text:span text:style-name="T278">decir:</text:span></text:p>
      <text:p text:style-name="P187"><text:span text:style-name="T278"><text:s/>“No, no. Es que yo no creo en la resurrección de los muertos”</text:span>.</text:p>
      <text:p text:style-name="P186"><text:span text:style-name="T278">Después de su resurrección, u</text:span>sted <text:span text:style-name="T278">se </text:span>va a <text:span text:style-name="T278">acordar de </text:span>este video. <text:span text:style-name="T278">Usted se </text:span>va a acordar de mi.</text:p>
      <text:p text:style-name="P188">Nos vamos a volver a ver.</text:p>
      <text:h text:style-name="Heading_20_1" text:outline-level="1"><text:span text:style-name="T285">Yeshua</text:span>.</text:h>
      <text:p text:style-name="P194">Si Jesucristo resucitó, las narraciones de los evangelios adquieren un nivel superior de credibilidad a cualquier otro escrito de la antigüedad.</text:p>
      <text:p text:style-name="P195">Las palabras de Jesucristo adquieren <text:span text:style-name="T288">vital </text:span>importancia, lo que el dijo de si mismo, lo que el hizo y <text:span text:style-name="T288">todo lo</text:span> que <text:span text:style-name="T288">nos enseñó de la vida</text:span>.</text:p>
      <text:h text:style-name="Heading_20_2" text:outline-level="2"><text:soft-page-break/>Vida.</text:h>
      <text:p text:style-name="Text_20_body">En varias partes de los evangelios nuestro señor Jesucristo, Yeshua, se refiere a la vida:</text:p>
      <text:p text:style-name="Text_20_body">En Juan 14 dice: "Yo soy el camino, la verdad y la vida". </text:p>
      <text:p text:style-name="Text_20_body">En Juan 11 afirma: Yo soy el levantar y la vida. El que cree en mi, aunque muera vivirá.</text:p>
      <text:p text:style-name="Text_20_body">En Juan 8: Yo soy la luz del mundo; el que me sigue, tendrá la luz que le da Vida.</text:p>
      <text:p text:style-name="Text_20_body">En Juan 6: Yo soy el pan que da Vida.</text:p>
      <text:p text:style-name="Text_20_body">En Juan 17: La vida eterna consiste en que te conozcan a ti, el único Dios Verdadero, y a <text:span text:style-name="T286">Jesús</text:span> a quien tu enviaste.</text:p>
      <text:p text:style-name="Text_20_body">En fin, La Vida, <text:span text:style-name="T286">según</text:span> la biblia en la voz de Jesucristo, es El mismo, Jesucristo, Yeshua. Y como dice primera de Juan 2:</text:p>
      <text:p text:style-name="Text_20_body">"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Usease amando.</text:p>
      <text:p text:style-name="Text_20_body">Esta vida de la que habla <text:span text:style-name="T286">Jesús</text:span> es eterna no acaba con la muerte <text:span text:style-name="T286">física</text:span> sino que continua <text:span text:style-name="T286">después</text:span> de la <text:span text:style-name="T286">resurrección</text:span> de los muertos.</text:p>
      <text:p text:style-name="Text_20_body">Pablo explica en Filipenses 3 que Jesucristo "cambiara nuestro cuerpo miserable para que sea como su propio cuerpo glorioso". Ese que <text:span text:style-name="T286">comió</text:span> pescado asado <text:span text:style-name="T286">según</text:span> Lucas 24, que se puede tocar, y que <text:span text:style-name="T286">subió</text:span> al cielo y lo vieron hasta que una <text:span text:style-name="T286">nube</text:span> lo <text:span text:style-name="T286">cubrió</text:span> <text:span text:style-name="T286">según</text:span> Hechos 1.</text:p>
      <text:p text:style-name="Text_20_body">El resto, esos que no creen en el, en realidad <text:span text:style-name="T286">están</text:span> muertos. </text:p>
      <text:p text:style-name="Text_20_body"><text:span text:style-name="T286">Jesús</text:span> en Juan 5 afirma: "Les aseguro que quien presta atención a lo que yo digo y cree en el que me envió, tiene vida eterna; y no será condenado, pues ya ha pasado de la muerte a la vida".</text:p>
      <text:p text:style-name="Text_20_body">Y en Mateo 8 alguien le dice: "Señor, déjame ir primero a enterrar a mi padre." y Jesus le responde: "Tu <text:span text:style-name="T286">sígueme</text:span>, y deja que los muertos entierren a sus muertos."</text:p>
      <text:p text:style-name="Text_20_body">El que no conoce a <text:span text:style-name="T286">Jesús</text:span> esta muerto. Muerto a la verdadera vida a la vida eterna.</text:p>
      <text:p text:style-name="Text_20_body">Y cómo nasco a esa vida? No es tan <text:span text:style-name="T286">fácil</text:span> porque <text:span text:style-name="T286">según</text:span> Juan 6 Jesucristo afirma:<text:tab/>"Nadie puede venir a mí, si el Padre que me <text:span text:style-name="T286">envió</text:span> no lo arrastra primero."</text:p>
      <text:p text:style-name="P196"><text:soft-page-break/>Lo bueno es que una vez que se nace a la verdadera vida, <text:span text:style-name="T286">según</text:span> Juan 10 Yeshua afirma que a sus ovejas:</text:p>
      <text:p text:style-name="P196"><text:s/><text:tab/>"Yo les doy vida eterna, y jamas <text:span text:style-name="T286">perecerán</text:span> ni nadie me las quitara"</text:p>
      <text:p text:style-name="Text_20_body">Y <text:span text:style-name="T286">según</text:span> Juan 6 <text:s/><text:span text:style-name="T286">Jesús</text:span> afirma: "Todos los que el padre me da, vienen a mi, y a los que vienen a mi, no los echare fuera"</text:p>
      <text:p text:style-name="Text_20_body">Y en Juan 6 <text:span text:style-name="T286">también</text:span> afirma: "Y la voluntad del que me ha enviado es que yo no pierda a ninguno de los que me ha dado, sino que los resucite en el dia ultimo". Y reafirma: "Porque la voluntad de mi Padre es que todos lo que miran al Hijo de Dios y creen en el tengan vida eterna y yo los resucitare en el <text:span text:style-name="T286">día</text:span> ultimo". </text:p>
      <text:p text:style-name="Text_20_body">O sea primero el Padre se los da y luego ni se los quitan, ni los echa fuera y la cosa continua es al final, en el <text:span text:style-name="T286">día</text:span> ultimo. No antes.</text:p>
      <text:p text:style-name="Text_20_body">Y mientras tanto? Bueno pues <text:span text:style-name="T286">según</text:span> Juan 11 <text:span text:style-name="T286">Jesús</text:span> afirma que: "Nuestro amigo <text:span text:style-name="T286">Lázaro</text:span> se ha dormido" y luego explica "<text:span text:style-name="T286">Lázaro</text:span> a muerto".</text:p>
      <text:p text:style-name="Text_20_body">Y <text:span text:style-name="T286">según</text:span> Marcos 5 y Lucas 8 Yeshua afirma: "La niña no esta muerta, sino dormida". </text:p>
      <text:p text:style-name="Text_20_body">O sea mientras tanto dormiditos. Y <text:span text:style-name="T286">según</text:span> Eclesiastes 9 en ese sueño: "no se hace nada ni se piensa nada, ni hay conocimientos ni sabiduría". Bien dormiditos. No pueden molestar, hablar o interactuar con los que no se han dormido.</text:p>
      <text:p text:style-name="Text_20_body">Y los que no viven en Cristo, por que <text:span text:style-name="T286">están</text:span> muertos?</text:p>
      <text:p text:style-name="Text_20_body">Pablo explica en Efesios 2 que: "Antes ustedes estaban muertos a causa de las maldades y pecados en que vivían, pues seguían los criterios de este mundo y hacían la voluntad de aquel espíritu que domina en el aire y que anima a los que desobedecen a Dios." </text:p>
      <text:p text:style-name="P196">O sea que <text:span text:style-name="T286">estábamos</text:span> muertos por ser hijos de Satan, como algunos fariseos del tiempo de <text:span text:style-name="T286">Jesús.</text:span> Pero, cuales son esos criterios de este mundo que siguen los que desobedecen a Dios? </text:p>
      <text:p text:style-name="P196">En primera de Juan 2 dice:</text:p>
      <text:p text:style-name="Text_20_body">"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text:p>
      <text:p text:style-name="Text_20_body"><text:soft-page-break/>Como quien dice o el mundo o YHWH, no hay medios.</text:p>
      <text:p text:style-name="Text_20_body">Pero nuestro señor explica en Juan 14: "Solamente por mí se puede llegar al Padre"</text:p>
      <text:p text:style-name="Text_20_body">Y si tenemos en cuenta que <text:span text:style-name="T287">según</text:span> Juan 6 Jesucristo <text:span text:style-name="T287">también</text:span> afirma:<text:tab/>"Nadie puede venir a mí, si el Padre que me <text:span text:style-name="T287">envió</text:span> no lo arrastra primero."</text:p>
      <text:p text:style-name="Text_20_body">Estamos en manos de YHWH.</text:p>
      <text:p text:style-name="Text_20_body">Pero hay buenas noticias porque <text:span text:style-name="T287">según</text:span> Juan 5, nuestro señor afirma:</text:p>
      <text:p text:style-name="Text_20_body">"No se admiren de esto, porque va a llegar la hora en que TODOS los muertos oirán mi voz y saldrán de las tumbas. Los que hicieron el bien, para resurrección de vida; y los que hicieron el mal, para <text:span text:style-name="T287">resurrección</text:span> de juicio."</text:p>
      <text:p text:style-name="Text_20_body">Ademas Pablo explica en primera de Timoteo 2 que Dios: "quiere que TODOS se salven y lleguen a conocer la verdad." y que Jesucristo</text:p>
      <text:p text:style-name="Text_20_body">"se entregó a la muerte como rescate por la salvación de TODOS y como testimonio dado por él a su debido tiempo."</text:p>
      <text:p text:style-name="Text_20_body">Y en primera de Corintios 15 Pablo explica que así "como en Adán mueren TODOS, así también en CRISTO serán TODOS vivificados."</text:p>
      <text:p text:style-name="Text_20_body">Porque <text:span text:style-name="T287">según</text:span> explica en Romanos 11: "DIOS sujetó a TODOS por igual a la desobediencia, con el fin de tener compasión de TODOS por igual." y que:</text:p>
      <text:p text:style-name="Text_20_body">"TODAS las cosas vienen de Dios ( YHWH ), y existen por él y para él."</text:p>
      <text:p text:style-name="Text_20_body">Y Jesucristo en Mateo 11 dice que: "Mi Padre me ( JESUS ) ha entregado TODAS las cosas." Y en Juan 17 afirma que: "Pues tú has dado a tu Hijo autoridad sobre TODO hombre, para dar VIDA eterna a TODOS los que le diste."</text:p>
      <text:p text:style-name="Text_20_body">Y Juan en <text:span text:style-name="T287">Revelación</text:span> 5 dice que: "oí también que TODAS las cosas creadas por Dios en el CIELO , en la tierra, debajo de la tierra y en el mar, decían: «¡Al que está sentado en el trono y al Cordero, sean dados la alabanza, el honor, la gloria y el poder por todos los siglos!» "</text:p>
      <text:p text:style-name="Text_20_body">Y Pablo cita a Isa<text:span text:style-name="T287">í</text:span>as 45 en Romanos 14 diciendo:</text:p>
      <text:p text:style-name="Text_20_body">«Juro por mi vida, dice YHWH, que ante mí TODOS doblarán la rodilla y TODOS alabarán a DIOS.»</text:p>
      <text:p text:style-name="Text_20_body">Esperemos que por lo menos <text:span text:style-name="T287">después</text:span> de la <text:span text:style-name="T287">resurrección</text:span> de los muertos y que durante ese juicio eterno que le espera a los que hicieron el mal, todos esos "todos" lo incluya a <text:soft-page-break/>usted y Elohim, YHWH, el dios creador del cielo y de la tierra, no termine siendo un mentiroso.</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Noto Sans" svg:font-family="'Noto Sans'" style:font-adornments="Ital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00a65d" style:font-name="Noto Sans" fo:font-family="'Noto Sans'" style:font-style-name="Italic" style:font-family-generic="swiss" style:font-pitch="variable" fo:font-size="13pt" fo:font-style="italic"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00a65d" style:font-name="Noto Sans" fo:font-family="'Noto Sans'" style:font-style-name="Italic" style:font-family-generic="swiss" style:font-pitch="variable" fo:font-size="13pt" fo:font-style="italic" style:font-size-asian="10.5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19T16:58:30.772691734</dc:date>
    <meta:editing-duration>P3DT20H59M11S</meta:editing-duration>
    <meta:editing-cycles>893</meta:editing-cycles>
    <meta:generator>LibreOffice/6.0.7.3$Linux_X86_64 LibreOffice_project/00m0$Build-3</meta:generator>
    <dc:creator>Jose Luis Quiroga</dc:creator>
    <meta:document-statistic meta:table-count="0" meta:image-count="2" meta:object-count="0" meta:page-count="42" meta:paragraph-count="420" meta:word-count="16177" meta:character-count="92270" meta:non-whitespace-character-count="76453"/>
  </office:meta>
</office:document-meta>
</file>